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"LHPOL#"</text:p>
          </table:table-cell>
          <table:table-cell office:value-type="string" calcext:value-type="string">
            <text:p>LHTYPE</text:p>
          </table:table-cell>
          <table:table-cell office:value-type="string" calcext:value-type="string">
            <text:p>LHCMDT</text:p>
          </table:table-cell>
          <table:table-cell office:value-type="string" calcext:value-type="string">
            <text:p>"LHLOA#"</text:p>
          </table:table-cell>
          <table:table-cell office:value-type="string" calcext:value-type="string">
            <text:p>LHACDT</text:p>
          </table:table-cell>
          <table:table-cell office:value-type="string" calcext:value-type="string">
            <text:p>"LHRCP#"</text:p>
          </table:table-cell>
          <table:table-cell office:value-type="string" calcext:value-type="string">
            <text:p>LHAMT</text:p>
          </table:table-cell>
          <table:table-cell office:value-type="string" calcext:value-type="string">
            <text:p>LHAMTC</text:p>
          </table:table-cell>
          <table:table-cell office:value-type="string" calcext:value-type="string">
            <text:p>LHCMP</text:p>
          </table:table-cell>
          <table:table-cell office:value-type="string" calcext:value-type="string">
            <text:p>LHRATE</text:p>
          </table:table-cell>
          <table:table-cell office:value-type="string" calcext:value-type="string">
            <text:p>LHTODT</text:p>
          </table:table-cell>
          <table:table-cell office:value-type="string" calcext:value-type="string">
            <text:p>"LHSTS@"</text:p>
          </table:table-cell>
          <table:table-cell office:value-type="string" calcext:value-type="string">
            <text:p>LHCRDT</text:p>
          </table:table-cell>
          <table:table-cell office:value-type="string" calcext:value-type="string">
            <text:p>LHCRTM</text:p>
          </table:table-cell>
          <table:table-cell office:value-type="string" calcext:value-type="string">
            <text:p>LHCRUS</text:p>
          </table:table-cell>
          <table:table-cell office:value-type="string" calcext:value-type="string">
            <text:p>LHCRPG</text:p>
          </table:table-cell>
          <table:table-cell office:value-type="string" calcext:value-type="string">
            <text:p>LHUPDT</text:p>
          </table:table-cell>
          <table:table-cell office:value-type="string" calcext:value-type="string">
            <text:p>LHUPTM</text:p>
          </table:table-cell>
          <table:table-cell office:value-type="string" calcext:value-type="string">
            <text:p>LHUPUS</text:p>
          </table:table-cell>
          <table:table-cell office:value-type="string" calcext:value-type="string">
            <text:p>LHUPPG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500512" calcext:value-type="float">
            <text:p>25500512</text:p>
          </table:table-cell>
          <table:table-cell office:value-type="float" office:value="6200000001" calcext:value-type="float">
            <text:p>620000000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01" calcext:value-type="float">
            <text:p>40000001</text:p>
          </table:table-cell>
          <table:table-cell office:value-type="float" office:value="3830" calcext:value-type="float">
            <text:p>3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2" calcext:value-type="float">
            <text:p>19414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510512" calcext:value-type="float">
            <text:p>25510512</text:p>
          </table:table-cell>
          <table:table-cell office:value-type="float" office:value="6200000002" calcext:value-type="float">
            <text:p>620000000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02" calcext:value-type="float">
            <text:p>40000002</text:p>
          </table:table-cell>
          <table:table-cell office:value-type="float" office:value="3830" calcext:value-type="float">
            <text:p>3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2" calcext:value-type="float">
            <text:p>19414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520512" calcext:value-type="float">
            <text:p>25520512</text:p>
          </table:table-cell>
          <table:table-cell office:value-type="float" office:value="6200000003" calcext:value-type="float">
            <text:p>620000000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03" calcext:value-type="float">
            <text:p>40000003</text:p>
          </table:table-cell>
          <table:table-cell office:value-type="float" office:value="3480" calcext:value-type="float">
            <text:p>3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2" calcext:value-type="float">
            <text:p>19414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530512" calcext:value-type="float">
            <text:p>25530512</text:p>
          </table:table-cell>
          <table:table-cell office:value-type="float" office:value="6200000004" calcext:value-type="float">
            <text:p>620000000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04" calcext:value-type="float">
            <text:p>40000004</text:p>
          </table:table-cell>
          <table:table-cell office:value-type="float" office:value="3480" calcext:value-type="float">
            <text:p>3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2" calcext:value-type="float">
            <text:p>19414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540512" calcext:value-type="float">
            <text:p>25540512</text:p>
          </table:table-cell>
          <table:table-cell office:value-type="float" office:value="6200000005" calcext:value-type="float">
            <text:p>620000000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05" calcext:value-type="float">
            <text:p>40000005</text:p>
          </table:table-cell>
          <table:table-cell office:value-type="float" office:value="3480" calcext:value-type="float">
            <text:p>3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2" calcext:value-type="float">
            <text:p>19414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550512" calcext:value-type="float">
            <text:p>25550512</text:p>
          </table:table-cell>
          <table:table-cell office:value-type="float" office:value="6200000006" calcext:value-type="float">
            <text:p>620000000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06" calcext:value-type="float">
            <text:p>40000006</text:p>
          </table:table-cell>
          <table:table-cell office:value-type="float" office:value="3480" calcext:value-type="float">
            <text:p>3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3" calcext:value-type="float">
            <text:p>1941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560512" calcext:value-type="float">
            <text:p>25560512</text:p>
          </table:table-cell>
          <table:table-cell office:value-type="float" office:value="6200000007" calcext:value-type="float">
            <text:p>620000000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07" calcext:value-type="float">
            <text:p>40000007</text:p>
          </table:table-cell>
          <table:table-cell office:value-type="float" office:value="3480" calcext:value-type="float">
            <text:p>3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3" calcext:value-type="float">
            <text:p>1941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570512" calcext:value-type="float">
            <text:p>25570512</text:p>
          </table:table-cell>
          <table:table-cell office:value-type="float" office:value="6200000008" calcext:value-type="float">
            <text:p>620000000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08" calcext:value-type="float">
            <text:p>40000008</text:p>
          </table:table-cell>
          <table:table-cell office:value-type="float" office:value="3480" calcext:value-type="float">
            <text:p>3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3" calcext:value-type="float">
            <text:p>1941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580512" calcext:value-type="float">
            <text:p>25580512</text:p>
          </table:table-cell>
          <table:table-cell office:value-type="float" office:value="6200000009" calcext:value-type="float">
            <text:p>620000000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09" calcext:value-type="float">
            <text:p>40000009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3" calcext:value-type="float">
            <text:p>1941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590512" calcext:value-type="float">
            <text:p>25590512</text:p>
          </table:table-cell>
          <table:table-cell office:value-type="float" office:value="6200000010" calcext:value-type="float">
            <text:p>620000001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10" calcext:value-type="float">
            <text:p>40000010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3" calcext:value-type="float">
            <text:p>1941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600512" calcext:value-type="float">
            <text:p>25600512</text:p>
          </table:table-cell>
          <table:table-cell office:value-type="float" office:value="6200000011" calcext:value-type="float">
            <text:p>620000001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11" calcext:value-type="float">
            <text:p>40000011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3" calcext:value-type="float">
            <text:p>1941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610512" calcext:value-type="float">
            <text:p>25610512</text:p>
          </table:table-cell>
          <table:table-cell office:value-type="float" office:value="6200000012" calcext:value-type="float">
            <text:p>620000001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12" calcext:value-type="float">
            <text:p>40000012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3" calcext:value-type="float">
            <text:p>1941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620512" calcext:value-type="float">
            <text:p>25620512</text:p>
          </table:table-cell>
          <table:table-cell office:value-type="float" office:value="6200000013" calcext:value-type="float">
            <text:p>620000001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13" calcext:value-type="float">
            <text:p>400000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620612" calcext:value-type="float">
            <text:p>25620612</text:p>
          </table:table-cell>
          <table:table-cell office:value-type="float" office:value="6200000014" calcext:value-type="float">
            <text:p>620000001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14" calcext:value-type="float">
            <text:p>400000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AP</text:p>
          </table:table-cell>
          <table:table-cell office:value-type="float" office:value="25620712" calcext:value-type="float">
            <text:p>25620712</text:p>
          </table:table-cell>
          <table:table-cell office:value-type="float" office:value="6200000015" calcext:value-type="float">
            <text:p>620000001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15" calcext:value-type="float">
            <text:p>400000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717" calcext:value-type="float">
            <text:p>2562071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4144" calcext:value-type="float">
            <text:p>1941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560926" calcext:value-type="float">
            <text:p>25560926</text:p>
          </table:table-cell>
          <table:table-cell office:value-type="float" office:value="6200000060" calcext:value-type="float">
            <text:p>620000006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60" calcext:value-type="float">
            <text:p>40000060</text:p>
          </table:table-cell>
          <table:table-cell office:value-type="float" office:value="3473.25" calcext:value-type="float">
            <text:p>347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580925" calcext:value-type="float">
            <text:p>255809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19" calcext:value-type="float">
            <text:p>19501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570326" calcext:value-type="float">
            <text:p>25570326</text:p>
          </table:table-cell>
          <table:table-cell office:value-type="float" office:value="6200000061" calcext:value-type="float">
            <text:p>620000006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61" calcext:value-type="float">
            <text:p>40000061</text:p>
          </table:table-cell>
          <table:table-cell office:value-type="float" office:value="3473.25" calcext:value-type="float">
            <text:p>347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19" calcext:value-type="float">
            <text:p>19501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570926" calcext:value-type="float">
            <text:p>25570926</text:p>
          </table:table-cell>
          <table:table-cell office:value-type="float" office:value="6200000062" calcext:value-type="float">
            <text:p>620000006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62" calcext:value-type="float">
            <text:p>40000062</text:p>
          </table:table-cell>
          <table:table-cell office:value-type="float" office:value="3473.25" calcext:value-type="float">
            <text:p>347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19" calcext:value-type="float">
            <text:p>19501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580326" calcext:value-type="float">
            <text:p>25580326</text:p>
          </table:table-cell>
          <table:table-cell office:value-type="float" office:value="6200000063" calcext:value-type="float">
            <text:p>620000006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63" calcext:value-type="float">
            <text:p>40000063</text:p>
          </table:table-cell>
          <table:table-cell office:value-type="float" office:value="3473.25" calcext:value-type="float">
            <text:p>347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19" calcext:value-type="float">
            <text:p>19501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580926" calcext:value-type="float">
            <text:p>25580926</text:p>
          </table:table-cell>
          <table:table-cell office:value-type="float" office:value="6200000064" calcext:value-type="float">
            <text:p>620000006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64" calcext:value-type="float">
            <text:p>40000064</text:p>
          </table:table-cell>
          <table:table-cell office:value-type="float" office:value="3473.25" calcext:value-type="float">
            <text:p>347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0" calcext:value-type="float">
            <text:p>19502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590326" calcext:value-type="float">
            <text:p>25590326</text:p>
          </table:table-cell>
          <table:table-cell office:value-type="float" office:value="6200000065" calcext:value-type="float">
            <text:p>620000006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65" calcext:value-type="float">
            <text:p>40000065</text:p>
          </table:table-cell>
          <table:table-cell office:value-type="float" office:value="3473.25" calcext:value-type="float">
            <text:p>347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0" calcext:value-type="float">
            <text:p>19502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590926" calcext:value-type="float">
            <text:p>25590926</text:p>
          </table:table-cell>
          <table:table-cell office:value-type="float" office:value="6200000066" calcext:value-type="float">
            <text:p>620000006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66" calcext:value-type="float">
            <text:p>40000066</text:p>
          </table:table-cell>
          <table:table-cell office:value-type="float" office:value="3473.25" calcext:value-type="float">
            <text:p>347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0" calcext:value-type="float">
            <text:p>19502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600326" calcext:value-type="float">
            <text:p>25600326</text:p>
          </table:table-cell>
          <table:table-cell office:value-type="float" office:value="6200000067" calcext:value-type="float">
            <text:p>620000006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67" calcext:value-type="float">
            <text:p>40000067</text:p>
          </table:table-cell>
          <table:table-cell office:value-type="float" office:value="3473.25" calcext:value-type="float">
            <text:p>347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0" calcext:value-type="float">
            <text:p>19502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600926" calcext:value-type="float">
            <text:p>25600926</text:p>
          </table:table-cell>
          <table:table-cell office:value-type="float" office:value="6200000068" calcext:value-type="float">
            <text:p>620000006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68" calcext:value-type="float">
            <text:p>40000068</text:p>
          </table:table-cell>
          <table:table-cell office:value-type="float" office:value="691.25" calcext:value-type="float">
            <text:p>69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0" calcext:value-type="float">
            <text:p>19502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610326" calcext:value-type="float">
            <text:p>25610326</text:p>
          </table:table-cell>
          <table:table-cell office:value-type="float" office:value="6200000069" calcext:value-type="float">
            <text:p>620000006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69" calcext:value-type="float">
            <text:p>40000069</text:p>
          </table:table-cell>
          <table:table-cell office:value-type="float" office:value="691.25" calcext:value-type="float">
            <text:p>69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0" calcext:value-type="float">
            <text:p>19502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610926" calcext:value-type="float">
            <text:p>25610926</text:p>
          </table:table-cell>
          <table:table-cell office:value-type="float" office:value="6200000070" calcext:value-type="float">
            <text:p>620000007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70" calcext:value-type="float">
            <text:p>40000070</text:p>
          </table:table-cell>
          <table:table-cell office:value-type="float" office:value="691.25" calcext:value-type="float">
            <text:p>69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620326" calcext:value-type="float">
            <text:p>25620326</text:p>
          </table:table-cell>
          <table:table-cell office:value-type="float" office:value="6200000071" calcext:value-type="float">
            <text:p>620000007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71" calcext:value-type="float">
            <text:p>40000071</text:p>
          </table:table-cell>
          <table:table-cell office:value-type="float" office:value="120.5" calcext:value-type="float">
            <text:p>1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2" calcext:value-type="float">
            <text:p>19502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620426" calcext:value-type="float">
            <text:p>25620426</text:p>
          </table:table-cell>
          <table:table-cell office:value-type="float" office:value="6200000072" calcext:value-type="float">
            <text:p>620000007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72" calcext:value-type="float">
            <text:p>40000072</text:p>
          </table:table-cell>
          <table:table-cell office:value-type="float" office:value="120.5" calcext:value-type="float">
            <text:p>1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2" calcext:value-type="float">
            <text:p>19502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620526" calcext:value-type="float">
            <text:p>25620526</text:p>
          </table:table-cell>
          <table:table-cell office:value-type="float" office:value="6200000073" calcext:value-type="float">
            <text:p>620000007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73" calcext:value-type="float">
            <text:p>40000073</text:p>
          </table:table-cell>
          <table:table-cell office:value-type="float" office:value="120.5" calcext:value-type="float">
            <text:p>1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2" calcext:value-type="float">
            <text:p>19502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620626" calcext:value-type="float">
            <text:p>25620626</text:p>
          </table:table-cell>
          <table:table-cell office:value-type="float" office:value="6200000074" calcext:value-type="float">
            <text:p>620000007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74" calcext:value-type="float">
            <text:p>40000074</text:p>
          </table:table-cell>
          <table:table-cell office:value-type="float" office:value="120.5" calcext:value-type="float">
            <text:p>1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2" calcext:value-type="float">
            <text:p>19502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274006" calcext:value-type="float">
            <text:p>274006</text:p>
          </table:table-cell>
          <table:table-cell office:value-type="string" calcext:value-type="string">
            <text:p>AP</text:p>
          </table:table-cell>
          <table:table-cell office:value-type="float" office:value="25620726" calcext:value-type="float">
            <text:p>25620726</text:p>
          </table:table-cell>
          <table:table-cell office:value-type="float" office:value="6200000075" calcext:value-type="float">
            <text:p>620000007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075" calcext:value-type="float">
            <text:p>40000075</text:p>
          </table:table-cell>
          <table:table-cell office:value-type="float" office:value="96.42" calcext:value-type="float">
            <text:p>96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5" calcext:value-type="float">
            <text:p>25620725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1" calcext:value-type="float">
            <text:p>1950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195022" calcext:value-type="float">
            <text:p>19502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string" calcext:value-type="string">
            <text:p>ส004993</text:p>
          </table:table-cell>
          <table:table-cell office:value-type="string" calcext:value-type="string">
            <text:p>AP</text:p>
          </table:table-cell>
          <table:table-cell office:value-type="float" office:value="25581220" calcext:value-type="float">
            <text:p>25581220</text:p>
          </table:table-cell>
          <table:table-cell office:value-type="float" office:value="6200000235" calcext:value-type="float">
            <text:p>620000023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35" calcext:value-type="float">
            <text:p>40000235</text:p>
          </table:table-cell>
          <table:table-cell office:value-type="float" office:value="3760" calcext:value-type="float">
            <text:p>3760</text:p>
          </table:table-cell>
          <table:table-cell office:value-type="float" office:value="1148.09" calcext:value-type="float">
            <text:p>1148.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30514" calcext:value-type="float">
            <text:p>2563051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38" calcext:value-type="float">
            <text:p>2003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15" calcext:value-type="float">
            <text:p>25630515</text:p>
          </table:table-cell>
          <table:table-cell office:value-type="float" office:value="155840" calcext:value-type="float">
            <text:p>155840</text:p>
          </table:table-cell>
          <table:table-cell office:value-type="string" calcext:value-type="string">
            <text:p>BR0001C1 <text:s text:c="11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string" calcext:value-type="string">
            <text:p>ส004993</text:p>
          </table:table-cell>
          <table:table-cell office:value-type="string" calcext:value-type="string">
            <text:p>AP</text:p>
          </table:table-cell>
          <table:table-cell office:value-type="float" office:value="25591220" calcext:value-type="float">
            <text:p>25591220</text:p>
          </table:table-cell>
          <table:table-cell office:value-type="float" office:value="6200000236" calcext:value-type="float">
            <text:p>620000023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36" calcext:value-type="float">
            <text:p>40000236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976.51" calcext:value-type="float">
            <text:p>976.51</text:p>
          </table:table-cell>
          <table:table-cell office:value-type="float" office:value="8" calcext:value-type="float">
            <text:p>8</text:p>
          </table:table-cell>
          <table:table-cell office:value-type="float" office:value="25621219" calcext:value-type="float">
            <text:p>2562121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38" calcext:value-type="float">
            <text:p>2003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220" calcext:value-type="float">
            <text:p>25621220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4993</text:p>
          </table:table-cell>
          <table:table-cell office:value-type="string" calcext:value-type="string">
            <text:p>AP</text:p>
          </table:table-cell>
          <table:table-cell office:value-type="float" office:value="25601220" calcext:value-type="float">
            <text:p>25601220</text:p>
          </table:table-cell>
          <table:table-cell office:value-type="float" office:value="6200000237" calcext:value-type="float">
            <text:p>620000023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37" calcext:value-type="float">
            <text:p>40000237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625.66" calcext:value-type="float">
            <text:p>625.66</text:p>
          </table:table-cell>
          <table:table-cell office:value-type="float" office:value="8" calcext:value-type="float">
            <text:p>8</text:p>
          </table:table-cell>
          <table:table-cell office:value-type="float" office:value="25621219" calcext:value-type="float">
            <text:p>2562121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38" calcext:value-type="float">
            <text:p>2003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220" calcext:value-type="float">
            <text:p>25621220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4993</text:p>
          </table:table-cell>
          <table:table-cell office:value-type="string" calcext:value-type="string">
            <text:p>AP</text:p>
          </table:table-cell>
          <table:table-cell office:value-type="float" office:value="25611220" calcext:value-type="float">
            <text:p>25611220</text:p>
          </table:table-cell>
          <table:table-cell office:value-type="float" office:value="6200000238" calcext:value-type="float">
            <text:p>620000023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38" calcext:value-type="float">
            <text:p>40000238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300.8" calcext:value-type="float">
            <text:p>300.8</text:p>
          </table:table-cell>
          <table:table-cell office:value-type="float" office:value="8" calcext:value-type="float">
            <text:p>8</text:p>
          </table:table-cell>
          <table:table-cell office:value-type="float" office:value="25621219" calcext:value-type="float">
            <text:p>2562121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38" calcext:value-type="float">
            <text:p>2003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220" calcext:value-type="float">
            <text:p>25621220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5667</text:p>
          </table:table-cell>
          <table:table-cell office:value-type="string" calcext:value-type="string">
            <text:p>AP</text:p>
          </table:table-cell>
          <table:table-cell office:value-type="float" office:value="25590517" calcext:value-type="float">
            <text:p>25590517</text:p>
          </table:table-cell>
          <table:table-cell office:value-type="float" office:value="6200000239" calcext:value-type="float">
            <text:p>620000023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39" calcext:value-type="float">
            <text:p>40000239</text:p>
          </table:table-cell>
          <table:table-cell office:value-type="float" office:value="5040" calcext:value-type="float">
            <text:p>5040</text:p>
          </table:table-cell>
          <table:table-cell office:value-type="float" office:value="2878.66" calcext:value-type="float">
            <text:p>2878.66</text:p>
          </table:table-cell>
          <table:table-cell office:value-type="float" office:value="479.01" calcext:value-type="float">
            <text:p>479.01</text:p>
          </table:table-cell>
          <table:table-cell office:value-type="float" office:value="8" calcext:value-type="float">
            <text:p>8</text:p>
          </table:table-cell>
          <table:table-cell office:value-type="float" office:value="25630516" calcext:value-type="float">
            <text:p>25630516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38" calcext:value-type="float">
            <text:p>2003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17" calcext:value-type="float">
            <text:p>25630517</text:p>
          </table:table-cell>
          <table:table-cell office:value-type="float" office:value="40013" calcext:value-type="float">
            <text:p>4001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5667</text:p>
          </table:table-cell>
          <table:table-cell office:value-type="string" calcext:value-type="string">
            <text:p>AP</text:p>
          </table:table-cell>
          <table:table-cell office:value-type="float" office:value="25600517" calcext:value-type="float">
            <text:p>25600517</text:p>
          </table:table-cell>
          <table:table-cell office:value-type="float" office:value="6200000240" calcext:value-type="float">
            <text:p>620000024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40" calcext:value-type="float">
            <text:p>40000240</text:p>
          </table:table-cell>
          <table:table-cell table:number-columns-repeated="2" office:value-type="float" office:value="5040" calcext:value-type="float">
            <text:p>5040</text:p>
          </table:table-cell>
          <table:table-cell office:value-type="float" office:value="1308.95" calcext:value-type="float">
            <text:p>1308.95</text:p>
          </table:table-cell>
          <table:table-cell office:value-type="float" office:value="8" calcext:value-type="float">
            <text:p>8</text:p>
          </table:table-cell>
          <table:table-cell office:value-type="float" office:value="25630516" calcext:value-type="float">
            <text:p>25630516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39" calcext:value-type="float">
            <text:p>20033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17" calcext:value-type="float">
            <text:p>25630517</text:p>
          </table:table-cell>
          <table:table-cell office:value-type="float" office:value="40013" calcext:value-type="float">
            <text:p>4001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5667</text:p>
          </table:table-cell>
          <table:table-cell office:value-type="string" calcext:value-type="string">
            <text:p>AP</text:p>
          </table:table-cell>
          <table:table-cell office:value-type="float" office:value="25610517" calcext:value-type="float">
            <text:p>25610517</text:p>
          </table:table-cell>
          <table:table-cell office:value-type="float" office:value="6200000241" calcext:value-type="float">
            <text:p>620000024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41" calcext:value-type="float">
            <text:p>40000241</text:p>
          </table:table-cell>
          <table:table-cell table:number-columns-repeated="2" office:value-type="float" office:value="5040" calcext:value-type="float">
            <text:p>5040</text:p>
          </table:table-cell>
          <table:table-cell office:value-type="float" office:value="838.66" calcext:value-type="float">
            <text:p>838.66</text:p>
          </table:table-cell>
          <table:table-cell office:value-type="float" office:value="8" calcext:value-type="float">
            <text:p>8</text:p>
          </table:table-cell>
          <table:table-cell office:value-type="float" office:value="25630516" calcext:value-type="float">
            <text:p>25630516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39" calcext:value-type="float">
            <text:p>20033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17" calcext:value-type="float">
            <text:p>25630517</text:p>
          </table:table-cell>
          <table:table-cell office:value-type="float" office:value="40013" calcext:value-type="float">
            <text:p>4001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5667</text:p>
          </table:table-cell>
          <table:table-cell office:value-type="string" calcext:value-type="string">
            <text:p>AP</text:p>
          </table:table-cell>
          <table:table-cell office:value-type="float" office:value="25620517" calcext:value-type="float">
            <text:p>25620517</text:p>
          </table:table-cell>
          <table:table-cell office:value-type="float" office:value="6200000242" calcext:value-type="float">
            <text:p>620000024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42" calcext:value-type="float">
            <text:p>40000242</text:p>
          </table:table-cell>
          <table:table-cell table:number-columns-repeated="2" office:value-type="float" office:value="5040" calcext:value-type="float">
            <text:p>5040</text:p>
          </table:table-cell>
          <table:table-cell office:value-type="float" office:value="403.2" calcext:value-type="float">
            <text:p>403.2</text:p>
          </table:table-cell>
          <table:table-cell office:value-type="float" office:value="8" calcext:value-type="float">
            <text:p>8</text:p>
          </table:table-cell>
          <table:table-cell office:value-type="float" office:value="25630516" calcext:value-type="float">
            <text:p>25630516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39" calcext:value-type="float">
            <text:p>20033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17" calcext:value-type="float">
            <text:p>25630517</text:p>
          </table:table-cell>
          <table:table-cell office:value-type="float" office:value="40013" calcext:value-type="float">
            <text:p>4001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440625" calcext:value-type="float">
            <text:p>25440625</text:p>
          </table:table-cell>
          <table:table-cell office:value-type="float" office:value="6200000252" calcext:value-type="float">
            <text:p>620000025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52" calcext:value-type="float">
            <text:p>40000252</text:p>
          </table:table-cell>
          <table:table-cell office:value-type="float" office:value="3760" calcext:value-type="float">
            <text:p>3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490624" calcext:value-type="float">
            <text:p>25490624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1" calcext:value-type="float">
            <text:p>2003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450625" calcext:value-type="float">
            <text:p>25450625</text:p>
          </table:table-cell>
          <table:table-cell office:value-type="float" office:value="6200000253" calcext:value-type="float">
            <text:p>620000025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53" calcext:value-type="float">
            <text:p>40000253</text:p>
          </table:table-cell>
          <table:table-cell office:value-type="float" office:value="3760" calcext:value-type="float">
            <text:p>3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550624" calcext:value-type="float">
            <text:p>25550624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1" calcext:value-type="float">
            <text:p>2003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460625" calcext:value-type="float">
            <text:p>25460625</text:p>
          </table:table-cell>
          <table:table-cell office:value-type="float" office:value="6200000254" calcext:value-type="float">
            <text:p>620000025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54" calcext:value-type="float">
            <text:p>40000254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682.18" calcext:value-type="float">
            <text:p>682.18</text:p>
          </table:table-cell>
          <table:table-cell office:value-type="float" office:value="8" calcext:value-type="float">
            <text:p>8</text:p>
          </table:table-cell>
          <table:table-cell office:value-type="float" office:value="25621005" calcext:value-type="float">
            <text:p>25621005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1" calcext:value-type="float">
            <text:p>2003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13" calcext:value-type="float">
            <text:p>25630513</text:p>
          </table:table-cell>
          <table:table-cell office:value-type="float" office:value="105502" calcext:value-type="float">
            <text:p>105502</text:p>
          </table:table-cell>
          <table:table-cell office:value-type="string" calcext:value-type="string">
            <text:p>BR0116B1 <text:s text:c="11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470625" calcext:value-type="float">
            <text:p>25470625</text:p>
          </table:table-cell>
          <table:table-cell office:value-type="float" office:value="6200000255" calcext:value-type="float">
            <text:p>620000025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55" calcext:value-type="float">
            <text:p>40000255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8167.33" calcext:value-type="float">
            <text:p>8167.33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1" calcext:value-type="float">
            <text:p>2003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480625" calcext:value-type="float">
            <text:p>25480625</text:p>
          </table:table-cell>
          <table:table-cell office:value-type="float" office:value="6200000256" calcext:value-type="float">
            <text:p>620000025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56" calcext:value-type="float">
            <text:p>40000256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7283.82" calcext:value-type="float">
            <text:p>7283.82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1" calcext:value-type="float">
            <text:p>2003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490625" calcext:value-type="float">
            <text:p>25490625</text:p>
          </table:table-cell>
          <table:table-cell office:value-type="float" office:value="6200000257" calcext:value-type="float">
            <text:p>620000025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57" calcext:value-type="float">
            <text:p>40000257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6465.76" calcext:value-type="float">
            <text:p>6465.76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1" calcext:value-type="float">
            <text:p>2003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500625" calcext:value-type="float">
            <text:p>25500625</text:p>
          </table:table-cell>
          <table:table-cell office:value-type="float" office:value="6200000258" calcext:value-type="float">
            <text:p>620000025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58" calcext:value-type="float">
            <text:p>40000258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5708.3" calcext:value-type="float">
            <text:p>5708.3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1" calcext:value-type="float">
            <text:p>2003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510625" calcext:value-type="float">
            <text:p>25510625</text:p>
          </table:table-cell>
          <table:table-cell office:value-type="float" office:value="6200000259" calcext:value-type="float">
            <text:p>620000025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59" calcext:value-type="float">
            <text:p>40000259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5006.94" calcext:value-type="float">
            <text:p>5006.94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2" calcext:value-type="float">
            <text:p>20034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520625" calcext:value-type="float">
            <text:p>25520625</text:p>
          </table:table-cell>
          <table:table-cell office:value-type="float" office:value="6200000260" calcext:value-type="float">
            <text:p>620000026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60" calcext:value-type="float">
            <text:p>40000260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4357.54" calcext:value-type="float">
            <text:p>4357.54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2" calcext:value-type="float">
            <text:p>20034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530625" calcext:value-type="float">
            <text:p>25530625</text:p>
          </table:table-cell>
          <table:table-cell office:value-type="float" office:value="6200000261" calcext:value-type="float">
            <text:p>620000026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61" calcext:value-type="float">
            <text:p>40000261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3756.24" calcext:value-type="float">
            <text:p>3756.24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2" calcext:value-type="float">
            <text:p>20034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540625" calcext:value-type="float">
            <text:p>25540625</text:p>
          </table:table-cell>
          <table:table-cell office:value-type="float" office:value="6200000262" calcext:value-type="float">
            <text:p>620000026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62" calcext:value-type="float">
            <text:p>40000262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3199.48" calcext:value-type="float">
            <text:p>3199.48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2" calcext:value-type="float">
            <text:p>20034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550625" calcext:value-type="float">
            <text:p>25550625</text:p>
          </table:table-cell>
          <table:table-cell office:value-type="float" office:value="6200000263" calcext:value-type="float">
            <text:p>620000026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63" calcext:value-type="float">
            <text:p>40000263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2683.96" calcext:value-type="float">
            <text:p>2683.96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2" calcext:value-type="float">
            <text:p>20034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560625" calcext:value-type="float">
            <text:p>25560625</text:p>
          </table:table-cell>
          <table:table-cell office:value-type="float" office:value="6200000264" calcext:value-type="float">
            <text:p>620000026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64" calcext:value-type="float">
            <text:p>40000264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2206.63" calcext:value-type="float">
            <text:p>2206.63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2" calcext:value-type="float">
            <text:p>20034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570625" calcext:value-type="float">
            <text:p>25570625</text:p>
          </table:table-cell>
          <table:table-cell office:value-type="float" office:value="6200000265" calcext:value-type="float">
            <text:p>620000026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65" calcext:value-type="float">
            <text:p>40000265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1764.66" calcext:value-type="float">
            <text:p>1764.66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580625" calcext:value-type="float">
            <text:p>25580625</text:p>
          </table:table-cell>
          <table:table-cell office:value-type="float" office:value="6200000266" calcext:value-type="float">
            <text:p>620000026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66" calcext:value-type="float">
            <text:p>40000266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1355.43" calcext:value-type="float">
            <text:p>1355.43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590625" calcext:value-type="float">
            <text:p>25590625</text:p>
          </table:table-cell>
          <table:table-cell office:value-type="float" office:value="6200000267" calcext:value-type="float">
            <text:p>620000026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67" calcext:value-type="float">
            <text:p>40000267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976.51" calcext:value-type="float">
            <text:p>976.51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600625" calcext:value-type="float">
            <text:p>25600625</text:p>
          </table:table-cell>
          <table:table-cell office:value-type="float" office:value="6200000268" calcext:value-type="float">
            <text:p>620000026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68" calcext:value-type="float">
            <text:p>40000268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625.66" calcext:value-type="float">
            <text:p>625.66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610625" calcext:value-type="float">
            <text:p>25610625</text:p>
          </table:table-cell>
          <table:table-cell office:value-type="float" office:value="6200000269" calcext:value-type="float">
            <text:p>620000026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69" calcext:value-type="float">
            <text:p>40000269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300.8" calcext:value-type="float">
            <text:p>300.8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3" calcext:value-type="float">
            <text:p>20034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5839</text:p>
          </table:table-cell>
          <table:table-cell office:value-type="string" calcext:value-type="string">
            <text:p>AP</text:p>
          </table:table-cell>
          <table:table-cell office:value-type="float" office:value="25620625" calcext:value-type="float">
            <text:p>25620625</text:p>
          </table:table-cell>
          <table:table-cell office:value-type="float" office:value="6200000270" calcext:value-type="float">
            <text:p>620000027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270" calcext:value-type="float">
            <text:p>40000270</text:p>
          </table:table-cell>
          <table:table-cell table:number-columns-repeated="2"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624" calcext:value-type="float">
            <text:p>2562062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4" calcext:value-type="float">
            <text:p>2003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4" calcext:value-type="float">
            <text:p>20034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</table:table-row>
        <table:table-row table:style-name="ro1">
          <table:table-cell office:value-type="string" calcext:value-type="string">
            <text:p>ส006153</text:p>
          </table:table-cell>
          <table:table-cell office:value-type="string" calcext:value-type="string">
            <text:p>AP</text:p>
          </table:table-cell>
          <table:table-cell office:value-type="float" office:value="25470715" calcext:value-type="float">
            <text:p>25470715</text:p>
          </table:table-cell>
          <table:table-cell office:value-type="float" office:value="6200000301" calcext:value-type="float">
            <text:p>620000030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01" calcext:value-type="float">
            <text:p>40000301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float" office:value="6299.26" calcext:value-type="float">
            <text:p>6299.26</text:p>
          </table:table-cell>
          <table:table-cell office:value-type="float" office:value="8" calcext:value-type="float">
            <text:p>8</text:p>
          </table:table-cell>
          <table:table-cell office:value-type="float" office:value="25620714" calcext:value-type="float">
            <text:p>2562071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8" calcext:value-type="float">
            <text:p>20034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93541" calcext:value-type="float">
            <text:p>935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6153</text:p>
          </table:table-cell>
          <table:table-cell office:value-type="string" calcext:value-type="string">
            <text:p>AP</text:p>
          </table:table-cell>
          <table:table-cell office:value-type="float" office:value="25480715" calcext:value-type="float">
            <text:p>25480715</text:p>
          </table:table-cell>
          <table:table-cell office:value-type="float" office:value="6200000302" calcext:value-type="float">
            <text:p>620000030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02" calcext:value-type="float">
            <text:p>40000302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float" office:value="5617.83" calcext:value-type="float">
            <text:p>5617.83</text:p>
          </table:table-cell>
          <table:table-cell office:value-type="float" office:value="8" calcext:value-type="float">
            <text:p>8</text:p>
          </table:table-cell>
          <table:table-cell office:value-type="float" office:value="25620714" calcext:value-type="float">
            <text:p>2562071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8" calcext:value-type="float">
            <text:p>20034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93541" calcext:value-type="float">
            <text:p>935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6153</text:p>
          </table:table-cell>
          <table:table-cell office:value-type="string" calcext:value-type="string">
            <text:p>AP</text:p>
          </table:table-cell>
          <table:table-cell office:value-type="float" office:value="25490715" calcext:value-type="float">
            <text:p>25490715</text:p>
          </table:table-cell>
          <table:table-cell office:value-type="float" office:value="6200000303" calcext:value-type="float">
            <text:p>620000030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03" calcext:value-type="float">
            <text:p>40000303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float" office:value="4986.88" calcext:value-type="float">
            <text:p>4986.88</text:p>
          </table:table-cell>
          <table:table-cell office:value-type="float" office:value="8" calcext:value-type="float">
            <text:p>8</text:p>
          </table:table-cell>
          <table:table-cell office:value-type="float" office:value="25620714" calcext:value-type="float">
            <text:p>2562071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8" calcext:value-type="float">
            <text:p>20034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93541" calcext:value-type="float">
            <text:p>935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6153</text:p>
          </table:table-cell>
          <table:table-cell office:value-type="string" calcext:value-type="string">
            <text:p>AP</text:p>
          </table:table-cell>
          <table:table-cell office:value-type="float" office:value="25500715" calcext:value-type="float">
            <text:p>25500715</text:p>
          </table:table-cell>
          <table:table-cell office:value-type="float" office:value="6200000304" calcext:value-type="float">
            <text:p>620000030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04" calcext:value-type="float">
            <text:p>40000304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float" office:value="4402.67" calcext:value-type="float">
            <text:p>4402.67</text:p>
          </table:table-cell>
          <table:table-cell office:value-type="float" office:value="8" calcext:value-type="float">
            <text:p>8</text:p>
          </table:table-cell>
          <table:table-cell office:value-type="float" office:value="25620714" calcext:value-type="float">
            <text:p>2562071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8" calcext:value-type="float">
            <text:p>20034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93541" calcext:value-type="float">
            <text:p>935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6153</text:p>
          </table:table-cell>
          <table:table-cell office:value-type="string" calcext:value-type="string">
            <text:p>AP</text:p>
          </table:table-cell>
          <table:table-cell office:value-type="float" office:value="25510715" calcext:value-type="float">
            <text:p>25510715</text:p>
          </table:table-cell>
          <table:table-cell office:value-type="float" office:value="6200000305" calcext:value-type="float">
            <text:p>620000030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05" calcext:value-type="float">
            <text:p>40000305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float" office:value="3861.73" calcext:value-type="float">
            <text:p>3861.73</text:p>
          </table:table-cell>
          <table:table-cell office:value-type="float" office:value="8" calcext:value-type="float">
            <text:p>8</text:p>
          </table:table-cell>
          <table:table-cell office:value-type="float" office:value="25620714" calcext:value-type="float">
            <text:p>2562071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9" calcext:value-type="float">
            <text:p>20034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93541" calcext:value-type="float">
            <text:p>935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6153</text:p>
          </table:table-cell>
          <table:table-cell office:value-type="string" calcext:value-type="string">
            <text:p>AP</text:p>
          </table:table-cell>
          <table:table-cell office:value-type="float" office:value="25520715" calcext:value-type="float">
            <text:p>25520715</text:p>
          </table:table-cell>
          <table:table-cell office:value-type="float" office:value="6200000306" calcext:value-type="float">
            <text:p>620000030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06" calcext:value-type="float">
            <text:p>40000306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float" office:value="3360.86" calcext:value-type="float">
            <text:p>3360.86</text:p>
          </table:table-cell>
          <table:table-cell office:value-type="float" office:value="8" calcext:value-type="float">
            <text:p>8</text:p>
          </table:table-cell>
          <table:table-cell office:value-type="float" office:value="25620714" calcext:value-type="float">
            <text:p>2562071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9" calcext:value-type="float">
            <text:p>20034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93541" calcext:value-type="float">
            <text:p>935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6153</text:p>
          </table:table-cell>
          <table:table-cell office:value-type="string" calcext:value-type="string">
            <text:p>AP</text:p>
          </table:table-cell>
          <table:table-cell office:value-type="float" office:value="25530715" calcext:value-type="float">
            <text:p>25530715</text:p>
          </table:table-cell>
          <table:table-cell office:value-type="float" office:value="6200000307" calcext:value-type="float">
            <text:p>620000030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07" calcext:value-type="float">
            <text:p>40000307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float" office:value="2897.09" calcext:value-type="float">
            <text:p>2897.09</text:p>
          </table:table-cell>
          <table:table-cell office:value-type="float" office:value="8" calcext:value-type="float">
            <text:p>8</text:p>
          </table:table-cell>
          <table:table-cell office:value-type="float" office:value="25620714" calcext:value-type="float">
            <text:p>25620714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49" calcext:value-type="float">
            <text:p>20034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93541" calcext:value-type="float">
            <text:p>9354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470904" calcext:value-type="float">
            <text:p>25470904</text:p>
          </table:table-cell>
          <table:table-cell office:value-type="float" office:value="6200000346" calcext:value-type="float">
            <text:p>620000034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46" calcext:value-type="float">
            <text:p>40000346</text:p>
          </table:table-cell>
          <table:table-cell office:value-type="float" office:value="3830" calcext:value-type="float">
            <text:p>3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520903" calcext:value-type="float">
            <text:p>25520903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5" calcext:value-type="float">
            <text:p>20035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480904" calcext:value-type="float">
            <text:p>25480904</text:p>
          </table:table-cell>
          <table:table-cell office:value-type="float" office:value="6200000347" calcext:value-type="float">
            <text:p>620000034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47" calcext:value-type="float">
            <text:p>40000347</text:p>
          </table:table-cell>
          <table:table-cell office:value-type="float" office:value="3830" calcext:value-type="float">
            <text:p>3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580903" calcext:value-type="float">
            <text:p>25580903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5" calcext:value-type="float">
            <text:p>20035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490904" calcext:value-type="float">
            <text:p>25490904</text:p>
          </table:table-cell>
          <table:table-cell office:value-type="float" office:value="6200000348" calcext:value-type="float">
            <text:p>620000034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48" calcext:value-type="float">
            <text:p>40000348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2886.4" calcext:value-type="float">
            <text:p>2886.4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5" calcext:value-type="float">
            <text:p>20035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500904" calcext:value-type="float">
            <text:p>25500904</text:p>
          </table:table-cell>
          <table:table-cell office:value-type="float" office:value="6200000349" calcext:value-type="float">
            <text:p>620000034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49" calcext:value-type="float">
            <text:p>40000349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5814.57" calcext:value-type="float">
            <text:p>5814.57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5" calcext:value-type="float">
            <text:p>20035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510904" calcext:value-type="float">
            <text:p>25510904</text:p>
          </table:table-cell>
          <table:table-cell office:value-type="float" office:value="6200000350" calcext:value-type="float">
            <text:p>620000035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50" calcext:value-type="float">
            <text:p>40000350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5100.16" calcext:value-type="float">
            <text:p>5100.16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6" calcext:value-type="float">
            <text:p>20035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520904" calcext:value-type="float">
            <text:p>25520904</text:p>
          </table:table-cell>
          <table:table-cell office:value-type="float" office:value="6200000351" calcext:value-type="float">
            <text:p>620000035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51" calcext:value-type="float">
            <text:p>40000351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4438.67" calcext:value-type="float">
            <text:p>4438.67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6" calcext:value-type="float">
            <text:p>20035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530904" calcext:value-type="float">
            <text:p>25530904</text:p>
          </table:table-cell>
          <table:table-cell office:value-type="float" office:value="6200000352" calcext:value-type="float">
            <text:p>620000035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52" calcext:value-type="float">
            <text:p>40000352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3826.18" calcext:value-type="float">
            <text:p>3826.18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6" calcext:value-type="float">
            <text:p>20035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540904" calcext:value-type="float">
            <text:p>25540904</text:p>
          </table:table-cell>
          <table:table-cell office:value-type="float" office:value="6200000353" calcext:value-type="float">
            <text:p>620000035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53" calcext:value-type="float">
            <text:p>40000353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3259.06" calcext:value-type="float">
            <text:p>3259.06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6" calcext:value-type="float">
            <text:p>20035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550904" calcext:value-type="float">
            <text:p>25550904</text:p>
          </table:table-cell>
          <table:table-cell office:value-type="float" office:value="6200000354" calcext:value-type="float">
            <text:p>620000035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54" calcext:value-type="float">
            <text:p>40000354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2733.94" calcext:value-type="float">
            <text:p>2733.94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6" calcext:value-type="float">
            <text:p>20035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560904" calcext:value-type="float">
            <text:p>25560904</text:p>
          </table:table-cell>
          <table:table-cell office:value-type="float" office:value="6200000355" calcext:value-type="float">
            <text:p>620000035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55" calcext:value-type="float">
            <text:p>40000355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2247.72" calcext:value-type="float">
            <text:p>2247.72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6" calcext:value-type="float">
            <text:p>20035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570904" calcext:value-type="float">
            <text:p>25570904</text:p>
          </table:table-cell>
          <table:table-cell office:value-type="float" office:value="6200000356" calcext:value-type="float">
            <text:p>620000035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56" calcext:value-type="float">
            <text:p>40000356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1797.52" calcext:value-type="float">
            <text:p>1797.52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580904" calcext:value-type="float">
            <text:p>25580904</text:p>
          </table:table-cell>
          <table:table-cell office:value-type="float" office:value="6200000357" calcext:value-type="float">
            <text:p>620000035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57" calcext:value-type="float">
            <text:p>40000357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1380.67" calcext:value-type="float">
            <text:p>1380.67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590904" calcext:value-type="float">
            <text:p>25590904</text:p>
          </table:table-cell>
          <table:table-cell office:value-type="float" office:value="6200000358" calcext:value-type="float">
            <text:p>620000035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58" calcext:value-type="float">
            <text:p>40000358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994.69" calcext:value-type="float">
            <text:p>994.69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600904" calcext:value-type="float">
            <text:p>25600904</text:p>
          </table:table-cell>
          <table:table-cell office:value-type="float" office:value="6200000359" calcext:value-type="float">
            <text:p>620000035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59" calcext:value-type="float">
            <text:p>40000359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637.31" calcext:value-type="float">
            <text:p>637.31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610904" calcext:value-type="float">
            <text:p>25610904</text:p>
          </table:table-cell>
          <table:table-cell office:value-type="float" office:value="6200000360" calcext:value-type="float">
            <text:p>620000036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60" calcext:value-type="float">
            <text:p>40000360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306.4" calcext:value-type="float">
            <text:p>306.4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06630</text:p>
          </table:table-cell>
          <table:table-cell office:value-type="string" calcext:value-type="string">
            <text:p>AP</text:p>
          </table:table-cell>
          <table:table-cell office:value-type="float" office:value="25620904" calcext:value-type="float">
            <text:p>25620904</text:p>
          </table:table-cell>
          <table:table-cell office:value-type="float" office:value="6200000361" calcext:value-type="float">
            <text:p>620000036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61" calcext:value-type="float">
            <text:p>40000361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903" calcext:value-type="float">
            <text:p>25620903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357" calcext:value-type="float">
            <text:p>20035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</table:table-row>
        <table:table-row table:style-name="ro1">
          <table:table-cell office:value-type="string" calcext:value-type="string">
            <text:p>ส014164</text:p>
          </table:table-cell>
          <table:table-cell office:value-type="string" calcext:value-type="string">
            <text:p>AP</text:p>
          </table:table-cell>
          <table:table-cell office:value-type="float" office:value="25580606" calcext:value-type="float">
            <text:p>25580606</text:p>
          </table:table-cell>
          <table:table-cell office:value-type="float" office:value="6200000383" calcext:value-type="float">
            <text:p>620000038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83" calcext:value-type="float">
            <text:p>40000383</text:p>
          </table:table-cell>
          <table:table-cell table:number-columns-repeated="2"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580605" calcext:value-type="float">
            <text:p>25580605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01" calcext:value-type="float">
            <text:p>20040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02" calcext:value-type="float">
            <text:p>20040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14164</text:p>
          </table:table-cell>
          <table:table-cell office:value-type="string" calcext:value-type="string">
            <text:p>AP</text:p>
          </table:table-cell>
          <table:table-cell office:value-type="float" office:value="25590606" calcext:value-type="float">
            <text:p>25590606</text:p>
          </table:table-cell>
          <table:table-cell office:value-type="float" office:value="6200000384" calcext:value-type="float">
            <text:p>620000038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84" calcext:value-type="float">
            <text:p>40000384</text:p>
          </table:table-cell>
          <table:table-cell table:number-columns-repeated="2"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590605" calcext:value-type="float">
            <text:p>25590605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01" calcext:value-type="float">
            <text:p>20040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02" calcext:value-type="float">
            <text:p>20040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14164</text:p>
          </table:table-cell>
          <table:table-cell office:value-type="string" calcext:value-type="string">
            <text:p>AP</text:p>
          </table:table-cell>
          <table:table-cell office:value-type="float" office:value="25600606" calcext:value-type="float">
            <text:p>25600606</text:p>
          </table:table-cell>
          <table:table-cell office:value-type="float" office:value="6200000385" calcext:value-type="float">
            <text:p>620000038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85" calcext:value-type="float">
            <text:p>40000385</text:p>
          </table:table-cell>
          <table:table-cell table:number-columns-repeated="2"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00605" calcext:value-type="float">
            <text:p>25600605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01" calcext:value-type="float">
            <text:p>20040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02" calcext:value-type="float">
            <text:p>20040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14164</text:p>
          </table:table-cell>
          <table:table-cell office:value-type="string" calcext:value-type="string">
            <text:p>AP</text:p>
          </table:table-cell>
          <table:table-cell office:value-type="float" office:value="25610606" calcext:value-type="float">
            <text:p>25610606</text:p>
          </table:table-cell>
          <table:table-cell office:value-type="float" office:value="6200000386" calcext:value-type="float">
            <text:p>620000038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86" calcext:value-type="float">
            <text:p>40000386</text:p>
          </table:table-cell>
          <table:table-cell table:number-columns-repeated="2"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10605" calcext:value-type="float">
            <text:p>25610605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01" calcext:value-type="float">
            <text:p>20040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02" calcext:value-type="float">
            <text:p>20040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string" calcext:value-type="string">
            <text:p>ส014164</text:p>
          </table:table-cell>
          <table:table-cell office:value-type="string" calcext:value-type="string">
            <text:p>AP</text:p>
          </table:table-cell>
          <table:table-cell office:value-type="float" office:value="25620606" calcext:value-type="float">
            <text:p>25620606</text:p>
          </table:table-cell>
          <table:table-cell office:value-type="float" office:value="6200000387" calcext:value-type="float">
            <text:p>620000038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387" calcext:value-type="float">
            <text:p>40000387</text:p>
          </table:table-cell>
          <table:table-cell table:number-columns-repeated="2"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20605" calcext:value-type="float">
            <text:p>25620605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02" calcext:value-type="float">
            <text:p>20040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02" calcext:value-type="float">
            <text:p>20040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AP</text:p>
          </table:table-cell>
          <table:table-cell office:value-type="float" office:value="25620228" calcext:value-type="float">
            <text:p>25620228</text:p>
          </table:table-cell>
          <table:table-cell office:value-type="float" office:value="6200000431" calcext:value-type="float">
            <text:p>620000043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31" calcext:value-type="float">
            <text:p>40000431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30219" calcext:value-type="float">
            <text:p>25630219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09" calcext:value-type="float">
            <text:p>20040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220" calcext:value-type="float">
            <text:p>25630220</text:p>
          </table:table-cell>
          <table:table-cell office:value-type="float" office:value="152157" calcext:value-type="float">
            <text:p>152157</text:p>
          </table:table-cell>
          <table:table-cell office:value-type="string" calcext:value-type="string">
            <text:p>BR0116B9 <text:s text:c="11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AP</text:p>
          </table:table-cell>
          <table:table-cell office:value-type="float" office:value="25620408" calcext:value-type="float">
            <text:p>25620408</text:p>
          </table:table-cell>
          <table:table-cell office:value-type="float" office:value="6200000435" calcext:value-type="float">
            <text:p>620000043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35" calcext:value-type="float">
            <text:p>40000435</text:p>
          </table:table-cell>
          <table:table-cell office:value-type="float" office:value="17140" calcext:value-type="float">
            <text:p>17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30407" calcext:value-type="float">
            <text:p>25630407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09" calcext:value-type="float">
            <text:p>20040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408" calcext:value-type="float">
            <text:p>25630408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61129" calcext:value-type="float">
            <text:p>25561129</text:p>
          </table:table-cell>
          <table:table-cell office:value-type="float" office:value="6200000436" calcext:value-type="float">
            <text:p>620000043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36" calcext:value-type="float">
            <text:p>40000436</text:p>
          </table:table-cell>
          <table:table-cell office:value-type="float" office:value="1164.5" calcext:value-type="float">
            <text:p>11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570428" calcext:value-type="float">
            <text:p>25570428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0" calcext:value-type="float">
            <text:p>20041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129" calcext:value-type="float">
            <text:p>25621129</text:p>
          </table:table-cell>
          <table:table-cell office:value-type="float" office:value="30005" calcext:value-type="float">
            <text:p>3000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61229" calcext:value-type="float">
            <text:p>25561229</text:p>
          </table:table-cell>
          <table:table-cell office:value-type="float" office:value="6200000437" calcext:value-type="float">
            <text:p>620000043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37" calcext:value-type="float">
            <text:p>40000437</text:p>
          </table:table-cell>
          <table:table-cell office:value-type="float" office:value="1164.5" calcext:value-type="float">
            <text:p>11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570428" calcext:value-type="float">
            <text:p>25570428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0" calcext:value-type="float">
            <text:p>20041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129" calcext:value-type="float">
            <text:p>25621129</text:p>
          </table:table-cell>
          <table:table-cell office:value-type="float" office:value="30005" calcext:value-type="float">
            <text:p>3000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70129" calcext:value-type="float">
            <text:p>25570129</text:p>
          </table:table-cell>
          <table:table-cell office:value-type="float" office:value="6200000438" calcext:value-type="float">
            <text:p>620000043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38" calcext:value-type="float">
            <text:p>40000438</text:p>
          </table:table-cell>
          <table:table-cell office:value-type="float" office:value="1164.5" calcext:value-type="float">
            <text:p>11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590428" calcext:value-type="float">
            <text:p>25590428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0" calcext:value-type="float">
            <text:p>20041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129" calcext:value-type="float">
            <text:p>25621129</text:p>
          </table:table-cell>
          <table:table-cell office:value-type="float" office:value="30005" calcext:value-type="float">
            <text:p>3000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70228" calcext:value-type="float">
            <text:p>25570228</text:p>
          </table:table-cell>
          <table:table-cell office:value-type="float" office:value="6200000439" calcext:value-type="float">
            <text:p>620000043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39" calcext:value-type="float">
            <text:p>40000439</text:p>
          </table:table-cell>
          <table:table-cell office:value-type="float" office:value="1164.5" calcext:value-type="float">
            <text:p>11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590428" calcext:value-type="float">
            <text:p>25590428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0" calcext:value-type="float">
            <text:p>20041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129" calcext:value-type="float">
            <text:p>25621129</text:p>
          </table:table-cell>
          <table:table-cell office:value-type="float" office:value="30005" calcext:value-type="float">
            <text:p>3000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70329" calcext:value-type="float">
            <text:p>25570329</text:p>
          </table:table-cell>
          <table:table-cell office:value-type="float" office:value="6200000440" calcext:value-type="float">
            <text:p>620000044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40" calcext:value-type="float">
            <text:p>40000440</text:p>
          </table:table-cell>
          <table:table-cell office:value-type="float" office:value="1164.5" calcext:value-type="float">
            <text:p>11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590428" calcext:value-type="float">
            <text:p>25590428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0" calcext:value-type="float">
            <text:p>20041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129" calcext:value-type="float">
            <text:p>25621129</text:p>
          </table:table-cell>
          <table:table-cell office:value-type="float" office:value="30005" calcext:value-type="float">
            <text:p>3000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70429" calcext:value-type="float">
            <text:p>25570429</text:p>
          </table:table-cell>
          <table:table-cell office:value-type="float" office:value="6200000441" calcext:value-type="float">
            <text:p>620000044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41" calcext:value-type="float">
            <text:p>40000441</text:p>
          </table:table-cell>
          <table:table-cell office:value-type="float" office:value="1164.5" calcext:value-type="float">
            <text:p>11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10428" calcext:value-type="float">
            <text:p>25610428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1" calcext:value-type="float">
            <text:p>20041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129" calcext:value-type="float">
            <text:p>25621129</text:p>
          </table:table-cell>
          <table:table-cell office:value-type="float" office:value="30005" calcext:value-type="float">
            <text:p>3000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70529" calcext:value-type="float">
            <text:p>25570529</text:p>
          </table:table-cell>
          <table:table-cell office:value-type="float" office:value="6200000442" calcext:value-type="float">
            <text:p>620000044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42" calcext:value-type="float">
            <text:p>40000442</text:p>
          </table:table-cell>
          <table:table-cell office:value-type="float" office:value="1164.5" calcext:value-type="float">
            <text:p>11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10428" calcext:value-type="float">
            <text:p>25610428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1" calcext:value-type="float">
            <text:p>20041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129" calcext:value-type="float">
            <text:p>25621129</text:p>
          </table:table-cell>
          <table:table-cell office:value-type="float" office:value="30005" calcext:value-type="float">
            <text:p>3000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70629" calcext:value-type="float">
            <text:p>25570629</text:p>
          </table:table-cell>
          <table:table-cell office:value-type="float" office:value="6200000443" calcext:value-type="float">
            <text:p>620000044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43" calcext:value-type="float">
            <text:p>40000443</text:p>
          </table:table-cell>
          <table:table-cell office:value-type="float" office:value="1164.5" calcext:value-type="float">
            <text:p>11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30428" calcext:value-type="float">
            <text:p>25630428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1" calcext:value-type="float">
            <text:p>20041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429" calcext:value-type="float">
            <text:p>25630429</text:p>
          </table:table-cell>
          <table:table-cell office:value-type="float" office:value="40026" calcext:value-type="float">
            <text:p>4002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70729" calcext:value-type="float">
            <text:p>25570729</text:p>
          </table:table-cell>
          <table:table-cell office:value-type="float" office:value="6200000444" calcext:value-type="float">
            <text:p>620000044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44" calcext:value-type="float">
            <text:p>40000444</text:p>
          </table:table-cell>
          <table:table-cell office:value-type="float" office:value="1164.5" calcext:value-type="float">
            <text:p>11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30428" calcext:value-type="float">
            <text:p>25630428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1" calcext:value-type="float">
            <text:p>20041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429" calcext:value-type="float">
            <text:p>25630429</text:p>
          </table:table-cell>
          <table:table-cell office:value-type="float" office:value="40028" calcext:value-type="float">
            <text:p>4002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70829" calcext:value-type="float">
            <text:p>25570829</text:p>
          </table:table-cell>
          <table:table-cell office:value-type="float" office:value="6200000445" calcext:value-type="float">
            <text:p>620000044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45" calcext:value-type="float">
            <text:p>40000445</text:p>
          </table:table-cell>
          <table:table-cell office:value-type="float" office:value="1164.5" calcext:value-type="float">
            <text:p>1164.5</text:p>
          </table:table-cell>
          <table:table-cell office:value-type="float" office:value="935.98" calcext:value-type="float">
            <text:p>935.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30428" calcext:value-type="float">
            <text:p>256304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1" calcext:value-type="float">
            <text:p>20041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429" calcext:value-type="float">
            <text:p>25630429</text:p>
          </table:table-cell>
          <table:table-cell office:value-type="float" office:value="40028" calcext:value-type="float">
            <text:p>4002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70929" calcext:value-type="float">
            <text:p>25570929</text:p>
          </table:table-cell>
          <table:table-cell office:value-type="float" office:value="6200000446" calcext:value-type="float">
            <text:p>620000044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46" calcext:value-type="float">
            <text:p>40000446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468.78" calcext:value-type="float">
            <text:p>468.78</text:p>
          </table:table-cell>
          <table:table-cell office:value-type="float" office:value="7" calcext:value-type="float">
            <text:p>7</text:p>
          </table:table-cell>
          <table:table-cell office:value-type="float" office:value="25620928" calcext:value-type="float">
            <text:p>256209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1" calcext:value-type="float">
            <text:p>20041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129" calcext:value-type="float">
            <text:p>25621129</text:p>
          </table:table-cell>
          <table:table-cell office:value-type="float" office:value="30005" calcext:value-type="float">
            <text:p>3000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71029" calcext:value-type="float">
            <text:p>25571029</text:p>
          </table:table-cell>
          <table:table-cell office:value-type="float" office:value="6200000447" calcext:value-type="float">
            <text:p>620000044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47" calcext:value-type="float">
            <text:p>40000447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468.78" calcext:value-type="float">
            <text:p>468.78</text:p>
          </table:table-cell>
          <table:table-cell office:value-type="float" office:value="7" calcext:value-type="float">
            <text:p>7</text:p>
          </table:table-cell>
          <table:table-cell office:value-type="float" office:value="25621028" calcext:value-type="float">
            <text:p>256210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2" calcext:value-type="float">
            <text:p>20041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129" calcext:value-type="float">
            <text:p>25621129</text:p>
          </table:table-cell>
          <table:table-cell office:value-type="float" office:value="30005" calcext:value-type="float">
            <text:p>3000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71129" calcext:value-type="float">
            <text:p>25571129</text:p>
          </table:table-cell>
          <table:table-cell office:value-type="float" office:value="6200000448" calcext:value-type="float">
            <text:p>620000044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48" calcext:value-type="float">
            <text:p>40000448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468.78" calcext:value-type="float">
            <text:p>468.78</text:p>
          </table:table-cell>
          <table:table-cell office:value-type="float" office:value="7" calcext:value-type="float">
            <text:p>7</text:p>
          </table:table-cell>
          <table:table-cell office:value-type="float" office:value="25621128" calcext:value-type="float">
            <text:p>256211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2" calcext:value-type="float">
            <text:p>20041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129" calcext:value-type="float">
            <text:p>25621129</text:p>
          </table:table-cell>
          <table:table-cell office:value-type="float" office:value="30005" calcext:value-type="float">
            <text:p>3000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71229" calcext:value-type="float">
            <text:p>25571229</text:p>
          </table:table-cell>
          <table:table-cell office:value-type="float" office:value="6200000449" calcext:value-type="float">
            <text:p>620000044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49" calcext:value-type="float">
            <text:p>40000449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468.78" calcext:value-type="float">
            <text:p>468.78</text:p>
          </table:table-cell>
          <table:table-cell office:value-type="float" office:value="7" calcext:value-type="float">
            <text:p>7</text:p>
          </table:table-cell>
          <table:table-cell office:value-type="float" office:value="25621228" calcext:value-type="float">
            <text:p>256212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2" calcext:value-type="float">
            <text:p>20041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230" calcext:value-type="float">
            <text:p>25621230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80129" calcext:value-type="float">
            <text:p>25580129</text:p>
          </table:table-cell>
          <table:table-cell office:value-type="float" office:value="6200000450" calcext:value-type="float">
            <text:p>620000045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50" calcext:value-type="float">
            <text:p>40000450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468.78" calcext:value-type="float">
            <text:p>468.78</text:p>
          </table:table-cell>
          <table:table-cell office:value-type="float" office:value="7" calcext:value-type="float">
            <text:p>7</text:p>
          </table:table-cell>
          <table:table-cell office:value-type="float" office:value="25630128" calcext:value-type="float">
            <text:p>256301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2" calcext:value-type="float">
            <text:p>20041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129" calcext:value-type="float">
            <text:p>25630129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80228" calcext:value-type="float">
            <text:p>25580228</text:p>
          </table:table-cell>
          <table:table-cell office:value-type="float" office:value="6200000451" calcext:value-type="float">
            <text:p>620000045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51" calcext:value-type="float">
            <text:p>40000451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468.78" calcext:value-type="float">
            <text:p>468.78</text:p>
          </table:table-cell>
          <table:table-cell office:value-type="float" office:value="7" calcext:value-type="float">
            <text:p>7</text:p>
          </table:table-cell>
          <table:table-cell office:value-type="float" office:value="25630227" calcext:value-type="float">
            <text:p>25630227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2" calcext:value-type="float">
            <text:p>20041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301" calcext:value-type="float">
            <text:p>25630301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80329" calcext:value-type="float">
            <text:p>25580329</text:p>
          </table:table-cell>
          <table:table-cell office:value-type="float" office:value="6200000452" calcext:value-type="float">
            <text:p>620000045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52" calcext:value-type="float">
            <text:p>40000452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468.78" calcext:value-type="float">
            <text:p>468.78</text:p>
          </table:table-cell>
          <table:table-cell office:value-type="float" office:value="7" calcext:value-type="float">
            <text:p>7</text:p>
          </table:table-cell>
          <table:table-cell office:value-type="float" office:value="25630328" calcext:value-type="float">
            <text:p>256303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2" calcext:value-type="float">
            <text:p>20041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331" calcext:value-type="float">
            <text:p>25630331</text:p>
          </table:table-cell>
          <table:table-cell office:value-type="float" office:value="40005" calcext:value-type="float">
            <text:p>4000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80429" calcext:value-type="float">
            <text:p>25580429</text:p>
          </table:table-cell>
          <table:table-cell office:value-type="float" office:value="6200000453" calcext:value-type="float">
            <text:p>620000045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53" calcext:value-type="float">
            <text:p>40000453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468.78" calcext:value-type="float">
            <text:p>468.78</text:p>
          </table:table-cell>
          <table:table-cell office:value-type="float" office:value="7" calcext:value-type="float">
            <text:p>7</text:p>
          </table:table-cell>
          <table:table-cell office:value-type="float" office:value="25630428" calcext:value-type="float">
            <text:p>256304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3" calcext:value-type="float">
            <text:p>20041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429" calcext:value-type="float">
            <text:p>25630429</text:p>
          </table:table-cell>
          <table:table-cell office:value-type="float" office:value="40025" calcext:value-type="float">
            <text:p>4002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80529" calcext:value-type="float">
            <text:p>25580529</text:p>
          </table:table-cell>
          <table:table-cell office:value-type="float" office:value="6200000454" calcext:value-type="float">
            <text:p>620000045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54" calcext:value-type="float">
            <text:p>40000454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468.78" calcext:value-type="float">
            <text:p>468.78</text:p>
          </table:table-cell>
          <table:table-cell office:value-type="float" office:value="7" calcext:value-type="float">
            <text:p>7</text:p>
          </table:table-cell>
          <table:table-cell office:value-type="float" office:value="25630528" calcext:value-type="float">
            <text:p>256305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3" calcext:value-type="float">
            <text:p>20041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39" calcext:value-type="float">
            <text:p>4013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80629" calcext:value-type="float">
            <text:p>25580629</text:p>
          </table:table-cell>
          <table:table-cell office:value-type="float" office:value="6200000455" calcext:value-type="float">
            <text:p>620000045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55" calcext:value-type="float">
            <text:p>40000455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361.93" calcext:value-type="float">
            <text:p>361.93</text:p>
          </table:table-cell>
          <table:table-cell office:value-type="float" office:value="7" calcext:value-type="float">
            <text:p>7</text:p>
          </table:table-cell>
          <table:table-cell office:value-type="float" office:value="25620628" calcext:value-type="float">
            <text:p>256206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3" calcext:value-type="float">
            <text:p>20041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80729" calcext:value-type="float">
            <text:p>25580729</text:p>
          </table:table-cell>
          <table:table-cell office:value-type="float" office:value="6200000456" calcext:value-type="float">
            <text:p>620000045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56" calcext:value-type="float">
            <text:p>40000456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361.93" calcext:value-type="float">
            <text:p>361.93</text:p>
          </table:table-cell>
          <table:table-cell office:value-type="float" office:value="7" calcext:value-type="float">
            <text:p>7</text:p>
          </table:table-cell>
          <table:table-cell office:value-type="float" office:value="25620728" calcext:value-type="float">
            <text:p>256207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3" calcext:value-type="float">
            <text:p>20041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80829" calcext:value-type="float">
            <text:p>25580829</text:p>
          </table:table-cell>
          <table:table-cell office:value-type="float" office:value="6200000457" calcext:value-type="float">
            <text:p>620000045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57" calcext:value-type="float">
            <text:p>40000457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361.93" calcext:value-type="float">
            <text:p>361.93</text:p>
          </table:table-cell>
          <table:table-cell office:value-type="float" office:value="7" calcext:value-type="float">
            <text:p>7</text:p>
          </table:table-cell>
          <table:table-cell office:value-type="float" office:value="25620828" calcext:value-type="float">
            <text:p>256208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3" calcext:value-type="float">
            <text:p>20041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80929" calcext:value-type="float">
            <text:p>25580929</text:p>
          </table:table-cell>
          <table:table-cell office:value-type="float" office:value="6200000458" calcext:value-type="float">
            <text:p>620000045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58" calcext:value-type="float">
            <text:p>40000458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361.93" calcext:value-type="float">
            <text:p>361.93</text:p>
          </table:table-cell>
          <table:table-cell office:value-type="float" office:value="7" calcext:value-type="float">
            <text:p>7</text:p>
          </table:table-cell>
          <table:table-cell office:value-type="float" office:value="25620928" calcext:value-type="float">
            <text:p>256209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4" calcext:value-type="float">
            <text:p>20041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81029" calcext:value-type="float">
            <text:p>25581029</text:p>
          </table:table-cell>
          <table:table-cell office:value-type="float" office:value="6200000459" calcext:value-type="float">
            <text:p>620000045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59" calcext:value-type="float">
            <text:p>40000459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361.93" calcext:value-type="float">
            <text:p>361.93</text:p>
          </table:table-cell>
          <table:table-cell office:value-type="float" office:value="7" calcext:value-type="float">
            <text:p>7</text:p>
          </table:table-cell>
          <table:table-cell office:value-type="float" office:value="25621028" calcext:value-type="float">
            <text:p>256210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4" calcext:value-type="float">
            <text:p>20041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81129" calcext:value-type="float">
            <text:p>25581129</text:p>
          </table:table-cell>
          <table:table-cell office:value-type="float" office:value="6200000460" calcext:value-type="float">
            <text:p>620000046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60" calcext:value-type="float">
            <text:p>40000460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361.93" calcext:value-type="float">
            <text:p>361.93</text:p>
          </table:table-cell>
          <table:table-cell office:value-type="float" office:value="7" calcext:value-type="float">
            <text:p>7</text:p>
          </table:table-cell>
          <table:table-cell office:value-type="float" office:value="25621128" calcext:value-type="float">
            <text:p>256211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4" calcext:value-type="float">
            <text:p>20041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81229" calcext:value-type="float">
            <text:p>25581229</text:p>
          </table:table-cell>
          <table:table-cell office:value-type="float" office:value="6200000461" calcext:value-type="float">
            <text:p>620000046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61" calcext:value-type="float">
            <text:p>40000461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361.93" calcext:value-type="float">
            <text:p>361.93</text:p>
          </table:table-cell>
          <table:table-cell office:value-type="float" office:value="7" calcext:value-type="float">
            <text:p>7</text:p>
          </table:table-cell>
          <table:table-cell office:value-type="float" office:value="25621228" calcext:value-type="float">
            <text:p>256212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4" calcext:value-type="float">
            <text:p>20041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90129" calcext:value-type="float">
            <text:p>25590129</text:p>
          </table:table-cell>
          <table:table-cell office:value-type="float" office:value="6200000462" calcext:value-type="float">
            <text:p>620000046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62" calcext:value-type="float">
            <text:p>40000462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361.93" calcext:value-type="float">
            <text:p>361.93</text:p>
          </table:table-cell>
          <table:table-cell office:value-type="float" office:value="7" calcext:value-type="float">
            <text:p>7</text:p>
          </table:table-cell>
          <table:table-cell office:value-type="float" office:value="25630128" calcext:value-type="float">
            <text:p>256301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4" calcext:value-type="float">
            <text:p>20041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90229" calcext:value-type="float">
            <text:p>25590229</text:p>
          </table:table-cell>
          <table:table-cell office:value-type="float" office:value="6200000463" calcext:value-type="float">
            <text:p>620000046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63" calcext:value-type="float">
            <text:p>40000463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361.93" calcext:value-type="float">
            <text:p>361.93</text:p>
          </table:table-cell>
          <table:table-cell office:value-type="float" office:value="7" calcext:value-type="float">
            <text:p>7</text:p>
          </table:table-cell>
          <table:table-cell office:value-type="float" office:value="25630328" calcext:value-type="float">
            <text:p>256303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5" calcext:value-type="float">
            <text:p>20041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90329" calcext:value-type="float">
            <text:p>25590329</text:p>
          </table:table-cell>
          <table:table-cell office:value-type="float" office:value="6200000464" calcext:value-type="float">
            <text:p>620000046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64" calcext:value-type="float">
            <text:p>40000464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361.93" calcext:value-type="float">
            <text:p>361.93</text:p>
          </table:table-cell>
          <table:table-cell office:value-type="float" office:value="7" calcext:value-type="float">
            <text:p>7</text:p>
          </table:table-cell>
          <table:table-cell office:value-type="float" office:value="25630328" calcext:value-type="float">
            <text:p>256303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5" calcext:value-type="float">
            <text:p>20041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90429" calcext:value-type="float">
            <text:p>25590429</text:p>
          </table:table-cell>
          <table:table-cell office:value-type="float" office:value="6200000465" calcext:value-type="float">
            <text:p>620000046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65" calcext:value-type="float">
            <text:p>40000465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361.93" calcext:value-type="float">
            <text:p>361.93</text:p>
          </table:table-cell>
          <table:table-cell office:value-type="float" office:value="7" calcext:value-type="float">
            <text:p>7</text:p>
          </table:table-cell>
          <table:table-cell office:value-type="float" office:value="25630428" calcext:value-type="float">
            <text:p>256304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5" calcext:value-type="float">
            <text:p>20041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90529" calcext:value-type="float">
            <text:p>25590529</text:p>
          </table:table-cell>
          <table:table-cell office:value-type="float" office:value="6200000466" calcext:value-type="float">
            <text:p>620000046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66" calcext:value-type="float">
            <text:p>40000466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361.93" calcext:value-type="float">
            <text:p>361.93</text:p>
          </table:table-cell>
          <table:table-cell office:value-type="float" office:value="7" calcext:value-type="float">
            <text:p>7</text:p>
          </table:table-cell>
          <table:table-cell office:value-type="float" office:value="25630528" calcext:value-type="float">
            <text:p>256305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5" calcext:value-type="float">
            <text:p>20041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39" calcext:value-type="float">
            <text:p>4013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90629" calcext:value-type="float">
            <text:p>25590629</text:p>
          </table:table-cell>
          <table:table-cell office:value-type="float" office:value="6200000467" calcext:value-type="float">
            <text:p>620000046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67" calcext:value-type="float">
            <text:p>40000467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262.07" calcext:value-type="float">
            <text:p>262.07</text:p>
          </table:table-cell>
          <table:table-cell office:value-type="float" office:value="7" calcext:value-type="float">
            <text:p>7</text:p>
          </table:table-cell>
          <table:table-cell office:value-type="float" office:value="25620628" calcext:value-type="float">
            <text:p>256206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5" calcext:value-type="float">
            <text:p>20041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90729" calcext:value-type="float">
            <text:p>25590729</text:p>
          </table:table-cell>
          <table:table-cell office:value-type="float" office:value="6200000468" calcext:value-type="float">
            <text:p>620000046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68" calcext:value-type="float">
            <text:p>40000468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262.07" calcext:value-type="float">
            <text:p>262.07</text:p>
          </table:table-cell>
          <table:table-cell office:value-type="float" office:value="7" calcext:value-type="float">
            <text:p>7</text:p>
          </table:table-cell>
          <table:table-cell office:value-type="float" office:value="25620728" calcext:value-type="float">
            <text:p>256207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6" calcext:value-type="float">
            <text:p>20041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90829" calcext:value-type="float">
            <text:p>25590829</text:p>
          </table:table-cell>
          <table:table-cell office:value-type="float" office:value="6200000469" calcext:value-type="float">
            <text:p>620000046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69" calcext:value-type="float">
            <text:p>40000469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262.07" calcext:value-type="float">
            <text:p>262.07</text:p>
          </table:table-cell>
          <table:table-cell office:value-type="float" office:value="7" calcext:value-type="float">
            <text:p>7</text:p>
          </table:table-cell>
          <table:table-cell office:value-type="float" office:value="25620828" calcext:value-type="float">
            <text:p>256208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6" calcext:value-type="float">
            <text:p>20041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90929" calcext:value-type="float">
            <text:p>25590929</text:p>
          </table:table-cell>
          <table:table-cell office:value-type="float" office:value="6200000470" calcext:value-type="float">
            <text:p>620000047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70" calcext:value-type="float">
            <text:p>40000470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262.07" calcext:value-type="float">
            <text:p>262.07</text:p>
          </table:table-cell>
          <table:table-cell office:value-type="float" office:value="7" calcext:value-type="float">
            <text:p>7</text:p>
          </table:table-cell>
          <table:table-cell office:value-type="float" office:value="25620928" calcext:value-type="float">
            <text:p>256209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6" calcext:value-type="float">
            <text:p>20041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91029" calcext:value-type="float">
            <text:p>25591029</text:p>
          </table:table-cell>
          <table:table-cell office:value-type="float" office:value="6200000471" calcext:value-type="float">
            <text:p>620000047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71" calcext:value-type="float">
            <text:p>40000471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262.07" calcext:value-type="float">
            <text:p>262.07</text:p>
          </table:table-cell>
          <table:table-cell office:value-type="float" office:value="7" calcext:value-type="float">
            <text:p>7</text:p>
          </table:table-cell>
          <table:table-cell office:value-type="float" office:value="25621028" calcext:value-type="float">
            <text:p>256210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6" calcext:value-type="float">
            <text:p>20041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91129" calcext:value-type="float">
            <text:p>25591129</text:p>
          </table:table-cell>
          <table:table-cell office:value-type="float" office:value="6200000472" calcext:value-type="float">
            <text:p>620000047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72" calcext:value-type="float">
            <text:p>40000472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262.07" calcext:value-type="float">
            <text:p>262.07</text:p>
          </table:table-cell>
          <table:table-cell office:value-type="float" office:value="7" calcext:value-type="float">
            <text:p>7</text:p>
          </table:table-cell>
          <table:table-cell office:value-type="float" office:value="25621128" calcext:value-type="float">
            <text:p>256211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7" calcext:value-type="float">
            <text:p>20041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591229" calcext:value-type="float">
            <text:p>25591229</text:p>
          </table:table-cell>
          <table:table-cell office:value-type="float" office:value="6200000473" calcext:value-type="float">
            <text:p>620000047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73" calcext:value-type="float">
            <text:p>40000473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262.07" calcext:value-type="float">
            <text:p>262.07</text:p>
          </table:table-cell>
          <table:table-cell office:value-type="float" office:value="7" calcext:value-type="float">
            <text:p>7</text:p>
          </table:table-cell>
          <table:table-cell office:value-type="float" office:value="25621228" calcext:value-type="float">
            <text:p>256212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7" calcext:value-type="float">
            <text:p>20041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00129" calcext:value-type="float">
            <text:p>25600129</text:p>
          </table:table-cell>
          <table:table-cell office:value-type="float" office:value="6200000474" calcext:value-type="float">
            <text:p>620000047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74" calcext:value-type="float">
            <text:p>40000474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262.07" calcext:value-type="float">
            <text:p>262.07</text:p>
          </table:table-cell>
          <table:table-cell office:value-type="float" office:value="7" calcext:value-type="float">
            <text:p>7</text:p>
          </table:table-cell>
          <table:table-cell office:value-type="float" office:value="25630128" calcext:value-type="float">
            <text:p>256301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7" calcext:value-type="float">
            <text:p>20041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00228" calcext:value-type="float">
            <text:p>25600228</text:p>
          </table:table-cell>
          <table:table-cell office:value-type="float" office:value="6200000475" calcext:value-type="float">
            <text:p>620000047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75" calcext:value-type="float">
            <text:p>40000475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262.07" calcext:value-type="float">
            <text:p>262.07</text:p>
          </table:table-cell>
          <table:table-cell office:value-type="float" office:value="7" calcext:value-type="float">
            <text:p>7</text:p>
          </table:table-cell>
          <table:table-cell office:value-type="float" office:value="25630227" calcext:value-type="float">
            <text:p>25630227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7" calcext:value-type="float">
            <text:p>20041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00329" calcext:value-type="float">
            <text:p>25600329</text:p>
          </table:table-cell>
          <table:table-cell office:value-type="float" office:value="6200000476" calcext:value-type="float">
            <text:p>620000047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76" calcext:value-type="float">
            <text:p>40000476</text:p>
          </table:table-cell>
          <table:table-cell table:number-columns-repeated="2" office:value-type="float" office:value="1164.5" calcext:value-type="float">
            <text:p>1164.5</text:p>
          </table:table-cell>
          <table:table-cell office:value-type="float" office:value="262.07" calcext:value-type="float">
            <text:p>262.07</text:p>
          </table:table-cell>
          <table:table-cell office:value-type="float" office:value="7" calcext:value-type="float">
            <text:p>7</text:p>
          </table:table-cell>
          <table:table-cell office:value-type="float" office:value="25630328" calcext:value-type="float">
            <text:p>256303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7" calcext:value-type="float">
            <text:p>20041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00429" calcext:value-type="float">
            <text:p>25600429</text:p>
          </table:table-cell>
          <table:table-cell office:value-type="float" office:value="6200000477" calcext:value-type="float">
            <text:p>620000047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77" calcext:value-type="float">
            <text:p>40000477</text:p>
          </table:table-cell>
          <table:table-cell table:number-columns-repeated="2" office:value-type="float" office:value="310.5" calcext:value-type="float">
            <text:p>310.5</text:p>
          </table:table-cell>
          <table:table-cell office:value-type="float" office:value="69.89" calcext:value-type="float">
            <text:p>69.89</text:p>
          </table:table-cell>
          <table:table-cell office:value-type="float" office:value="7" calcext:value-type="float">
            <text:p>7</text:p>
          </table:table-cell>
          <table:table-cell office:value-type="float" office:value="25630428" calcext:value-type="float">
            <text:p>256304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7" calcext:value-type="float">
            <text:p>20041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00529" calcext:value-type="float">
            <text:p>25600529</text:p>
          </table:table-cell>
          <table:table-cell office:value-type="float" office:value="6200000478" calcext:value-type="float">
            <text:p>620000047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78" calcext:value-type="float">
            <text:p>40000478</text:p>
          </table:table-cell>
          <table:table-cell table:number-columns-repeated="2" office:value-type="float" office:value="310.5" calcext:value-type="float">
            <text:p>310.5</text:p>
          </table:table-cell>
          <table:table-cell office:value-type="float" office:value="69.89" calcext:value-type="float">
            <text:p>69.89</text:p>
          </table:table-cell>
          <table:table-cell office:value-type="float" office:value="7" calcext:value-type="float">
            <text:p>7</text:p>
          </table:table-cell>
          <table:table-cell office:value-type="float" office:value="25630528" calcext:value-type="float">
            <text:p>256305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8" calcext:value-type="float">
            <text:p>20041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39" calcext:value-type="float">
            <text:p>4013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00629" calcext:value-type="float">
            <text:p>25600629</text:p>
          </table:table-cell>
          <table:table-cell office:value-type="float" office:value="6200000479" calcext:value-type="float">
            <text:p>620000047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79" calcext:value-type="float">
            <text:p>40000479</text:p>
          </table:table-cell>
          <table:table-cell table:number-columns-repeated="2" office:value-type="float" office:value="310.5" calcext:value-type="float">
            <text:p>310.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5620628" calcext:value-type="float">
            <text:p>256206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8" calcext:value-type="float">
            <text:p>20041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00729" calcext:value-type="float">
            <text:p>25600729</text:p>
          </table:table-cell>
          <table:table-cell office:value-type="float" office:value="6200000480" calcext:value-type="float">
            <text:p>620000048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80" calcext:value-type="float">
            <text:p>40000480</text:p>
          </table:table-cell>
          <table:table-cell table:number-columns-repeated="2" office:value-type="float" office:value="310.5" calcext:value-type="float">
            <text:p>310.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5620728" calcext:value-type="float">
            <text:p>256207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8" calcext:value-type="float">
            <text:p>20041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00829" calcext:value-type="float">
            <text:p>25600829</text:p>
          </table:table-cell>
          <table:table-cell office:value-type="float" office:value="6200000481" calcext:value-type="float">
            <text:p>620000048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81" calcext:value-type="float">
            <text:p>40000481</text:p>
          </table:table-cell>
          <table:table-cell table:number-columns-repeated="2" office:value-type="float" office:value="310.5" calcext:value-type="float">
            <text:p>310.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5620828" calcext:value-type="float">
            <text:p>256208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8" calcext:value-type="float">
            <text:p>20041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00929" calcext:value-type="float">
            <text:p>25600929</text:p>
          </table:table-cell>
          <table:table-cell office:value-type="float" office:value="6200000482" calcext:value-type="float">
            <text:p>620000048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82" calcext:value-type="float">
            <text:p>40000482</text:p>
          </table:table-cell>
          <table:table-cell table:number-columns-repeated="2" office:value-type="float" office:value="310.5" calcext:value-type="float">
            <text:p>310.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5620928" calcext:value-type="float">
            <text:p>256209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8" calcext:value-type="float">
            <text:p>20041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01029" calcext:value-type="float">
            <text:p>25601029</text:p>
          </table:table-cell>
          <table:table-cell office:value-type="float" office:value="6200000483" calcext:value-type="float">
            <text:p>620000048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83" calcext:value-type="float">
            <text:p>40000483</text:p>
          </table:table-cell>
          <table:table-cell table:number-columns-repeated="2" office:value-type="float" office:value="310.5" calcext:value-type="float">
            <text:p>310.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5621028" calcext:value-type="float">
            <text:p>256210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9" calcext:value-type="float">
            <text:p>20041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01129" calcext:value-type="float">
            <text:p>25601129</text:p>
          </table:table-cell>
          <table:table-cell office:value-type="float" office:value="6200000484" calcext:value-type="float">
            <text:p>620000048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84" calcext:value-type="float">
            <text:p>40000484</text:p>
          </table:table-cell>
          <table:table-cell table:number-columns-repeated="2" office:value-type="float" office:value="310.5" calcext:value-type="float">
            <text:p>310.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5621128" calcext:value-type="float">
            <text:p>256211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9" calcext:value-type="float">
            <text:p>20041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01229" calcext:value-type="float">
            <text:p>25601229</text:p>
          </table:table-cell>
          <table:table-cell office:value-type="float" office:value="6200000485" calcext:value-type="float">
            <text:p>620000048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85" calcext:value-type="float">
            <text:p>40000485</text:p>
          </table:table-cell>
          <table:table-cell table:number-columns-repeated="2" office:value-type="float" office:value="310.5" calcext:value-type="float">
            <text:p>310.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5621228" calcext:value-type="float">
            <text:p>256212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9" calcext:value-type="float">
            <text:p>20041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10129" calcext:value-type="float">
            <text:p>25610129</text:p>
          </table:table-cell>
          <table:table-cell office:value-type="float" office:value="6200000486" calcext:value-type="float">
            <text:p>620000048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86" calcext:value-type="float">
            <text:p>40000486</text:p>
          </table:table-cell>
          <table:table-cell table:number-columns-repeated="2" office:value-type="float" office:value="310.5" calcext:value-type="float">
            <text:p>310.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5630128" calcext:value-type="float">
            <text:p>256301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9" calcext:value-type="float">
            <text:p>20041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10228" calcext:value-type="float">
            <text:p>25610228</text:p>
          </table:table-cell>
          <table:table-cell office:value-type="float" office:value="6200000487" calcext:value-type="float">
            <text:p>620000048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87" calcext:value-type="float">
            <text:p>40000487</text:p>
          </table:table-cell>
          <table:table-cell table:number-columns-repeated="2" office:value-type="float" office:value="310.5" calcext:value-type="float">
            <text:p>310.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5630227" calcext:value-type="float">
            <text:p>25630227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9" calcext:value-type="float">
            <text:p>20041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10329" calcext:value-type="float">
            <text:p>25610329</text:p>
          </table:table-cell>
          <table:table-cell office:value-type="float" office:value="6200000488" calcext:value-type="float">
            <text:p>620000048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88" calcext:value-type="float">
            <text:p>40000488</text:p>
          </table:table-cell>
          <table:table-cell table:number-columns-repeated="2" office:value-type="float" office:value="310.5" calcext:value-type="float">
            <text:p>310.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5630328" calcext:value-type="float">
            <text:p>256303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19" calcext:value-type="float">
            <text:p>20041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10429" calcext:value-type="float">
            <text:p>25610429</text:p>
          </table:table-cell>
          <table:table-cell office:value-type="float" office:value="6200000489" calcext:value-type="float">
            <text:p>620000048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89" calcext:value-type="float">
            <text:p>40000489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43.55" calcext:value-type="float">
            <text:p>43.55</text:p>
          </table:table-cell>
          <table:table-cell office:value-type="float" office:value="7" calcext:value-type="float">
            <text:p>7</text:p>
          </table:table-cell>
          <table:table-cell office:value-type="float" office:value="25630428" calcext:value-type="float">
            <text:p>256304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0" calcext:value-type="float">
            <text:p>20042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10529" calcext:value-type="float">
            <text:p>25610529</text:p>
          </table:table-cell>
          <table:table-cell office:value-type="float" office:value="6200000490" calcext:value-type="float">
            <text:p>620000049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90" calcext:value-type="float">
            <text:p>40000490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43.55" calcext:value-type="float">
            <text:p>43.55</text:p>
          </table:table-cell>
          <table:table-cell office:value-type="float" office:value="7" calcext:value-type="float">
            <text:p>7</text:p>
          </table:table-cell>
          <table:table-cell office:value-type="float" office:value="25630528" calcext:value-type="float">
            <text:p>256305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0" calcext:value-type="float">
            <text:p>20042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39" calcext:value-type="float">
            <text:p>4013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10629" calcext:value-type="float">
            <text:p>25610629</text:p>
          </table:table-cell>
          <table:table-cell office:value-type="float" office:value="6200000491" calcext:value-type="float">
            <text:p>620000049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91" calcext:value-type="float">
            <text:p>40000491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21.04" calcext:value-type="float">
            <text:p>21.04</text:p>
          </table:table-cell>
          <table:table-cell office:value-type="float" office:value="7" calcext:value-type="float">
            <text:p>7</text:p>
          </table:table-cell>
          <table:table-cell office:value-type="float" office:value="25620628" calcext:value-type="float">
            <text:p>256206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0" calcext:value-type="float">
            <text:p>20042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10729" calcext:value-type="float">
            <text:p>25610729</text:p>
          </table:table-cell>
          <table:table-cell office:value-type="float" office:value="6200000492" calcext:value-type="float">
            <text:p>620000049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92" calcext:value-type="float">
            <text:p>40000492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21.04" calcext:value-type="float">
            <text:p>21.04</text:p>
          </table:table-cell>
          <table:table-cell office:value-type="float" office:value="7" calcext:value-type="float">
            <text:p>7</text:p>
          </table:table-cell>
          <table:table-cell office:value-type="float" office:value="25620728" calcext:value-type="float">
            <text:p>256207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0" calcext:value-type="float">
            <text:p>20042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10829" calcext:value-type="float">
            <text:p>25610829</text:p>
          </table:table-cell>
          <table:table-cell office:value-type="float" office:value="6200000493" calcext:value-type="float">
            <text:p>620000049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93" calcext:value-type="float">
            <text:p>40000493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21.04" calcext:value-type="float">
            <text:p>21.04</text:p>
          </table:table-cell>
          <table:table-cell office:value-type="float" office:value="7" calcext:value-type="float">
            <text:p>7</text:p>
          </table:table-cell>
          <table:table-cell office:value-type="float" office:value="25620828" calcext:value-type="float">
            <text:p>256208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1" calcext:value-type="float">
            <text:p>2004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10929" calcext:value-type="float">
            <text:p>25610929</text:p>
          </table:table-cell>
          <table:table-cell office:value-type="float" office:value="6200000494" calcext:value-type="float">
            <text:p>620000049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94" calcext:value-type="float">
            <text:p>40000494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21.04" calcext:value-type="float">
            <text:p>21.04</text:p>
          </table:table-cell>
          <table:table-cell office:value-type="float" office:value="7" calcext:value-type="float">
            <text:p>7</text:p>
          </table:table-cell>
          <table:table-cell office:value-type="float" office:value="25620928" calcext:value-type="float">
            <text:p>256209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1" calcext:value-type="float">
            <text:p>2004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11029" calcext:value-type="float">
            <text:p>25611029</text:p>
          </table:table-cell>
          <table:table-cell office:value-type="float" office:value="6200000495" calcext:value-type="float">
            <text:p>620000049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95" calcext:value-type="float">
            <text:p>40000495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21.04" calcext:value-type="float">
            <text:p>21.04</text:p>
          </table:table-cell>
          <table:table-cell office:value-type="float" office:value="7" calcext:value-type="float">
            <text:p>7</text:p>
          </table:table-cell>
          <table:table-cell office:value-type="float" office:value="25621028" calcext:value-type="float">
            <text:p>256210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1" calcext:value-type="float">
            <text:p>2004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11129" calcext:value-type="float">
            <text:p>25611129</text:p>
          </table:table-cell>
          <table:table-cell office:value-type="float" office:value="6200000496" calcext:value-type="float">
            <text:p>620000049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96" calcext:value-type="float">
            <text:p>40000496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21.04" calcext:value-type="float">
            <text:p>21.04</text:p>
          </table:table-cell>
          <table:table-cell office:value-type="float" office:value="7" calcext:value-type="float">
            <text:p>7</text:p>
          </table:table-cell>
          <table:table-cell office:value-type="float" office:value="25621128" calcext:value-type="float">
            <text:p>256211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1" calcext:value-type="float">
            <text:p>2004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11229" calcext:value-type="float">
            <text:p>25611229</text:p>
          </table:table-cell>
          <table:table-cell office:value-type="float" office:value="6200000497" calcext:value-type="float">
            <text:p>620000049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97" calcext:value-type="float">
            <text:p>40000497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21.04" calcext:value-type="float">
            <text:p>21.04</text:p>
          </table:table-cell>
          <table:table-cell office:value-type="float" office:value="7" calcext:value-type="float">
            <text:p>7</text:p>
          </table:table-cell>
          <table:table-cell office:value-type="float" office:value="25621228" calcext:value-type="float">
            <text:p>256212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1" calcext:value-type="float">
            <text:p>20042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20129" calcext:value-type="float">
            <text:p>25620129</text:p>
          </table:table-cell>
          <table:table-cell office:value-type="float" office:value="6200000498" calcext:value-type="float">
            <text:p>620000049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98" calcext:value-type="float">
            <text:p>40000498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21.04" calcext:value-type="float">
            <text:p>21.04</text:p>
          </table:table-cell>
          <table:table-cell office:value-type="float" office:value="7" calcext:value-type="float">
            <text:p>7</text:p>
          </table:table-cell>
          <table:table-cell office:value-type="float" office:value="25630128" calcext:value-type="float">
            <text:p>256301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2" calcext:value-type="float">
            <text:p>20042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20228" calcext:value-type="float">
            <text:p>25620228</text:p>
          </table:table-cell>
          <table:table-cell office:value-type="float" office:value="6200000499" calcext:value-type="float">
            <text:p>620000049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499" calcext:value-type="float">
            <text:p>40000499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21.04" calcext:value-type="float">
            <text:p>21.04</text:p>
          </table:table-cell>
          <table:table-cell office:value-type="float" office:value="7" calcext:value-type="float">
            <text:p>7</text:p>
          </table:table-cell>
          <table:table-cell office:value-type="float" office:value="25630227" calcext:value-type="float">
            <text:p>25630227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2" calcext:value-type="float">
            <text:p>20042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20329" calcext:value-type="float">
            <text:p>25620329</text:p>
          </table:table-cell>
          <table:table-cell office:value-type="float" office:value="6200000500" calcext:value-type="float">
            <text:p>620000050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00" calcext:value-type="float">
            <text:p>40000500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21.04" calcext:value-type="float">
            <text:p>21.04</text:p>
          </table:table-cell>
          <table:table-cell office:value-type="float" office:value="7" calcext:value-type="float">
            <text:p>7</text:p>
          </table:table-cell>
          <table:table-cell office:value-type="float" office:value="25630328" calcext:value-type="float">
            <text:p>256303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2" calcext:value-type="float">
            <text:p>20042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20429" calcext:value-type="float">
            <text:p>25620429</text:p>
          </table:table-cell>
          <table:table-cell office:value-type="float" office:value="6200000501" calcext:value-type="float">
            <text:p>620000050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01" calcext:value-type="float">
            <text:p>40000501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21.04" calcext:value-type="float">
            <text:p>21.04</text:p>
          </table:table-cell>
          <table:table-cell office:value-type="float" office:value="7" calcext:value-type="float">
            <text:p>7</text:p>
          </table:table-cell>
          <table:table-cell office:value-type="float" office:value="25630428" calcext:value-type="float">
            <text:p>256304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2" calcext:value-type="float">
            <text:p>20042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20529" calcext:value-type="float">
            <text:p>25620529</text:p>
          </table:table-cell>
          <table:table-cell office:value-type="float" office:value="6200000502" calcext:value-type="float">
            <text:p>620000050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02" calcext:value-type="float">
            <text:p>40000502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21.04" calcext:value-type="float">
            <text:p>21.04</text:p>
          </table:table-cell>
          <table:table-cell office:value-type="float" office:value="7" calcext:value-type="float">
            <text:p>7</text:p>
          </table:table-cell>
          <table:table-cell office:value-type="float" office:value="25630528" calcext:value-type="float">
            <text:p>256305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2" calcext:value-type="float">
            <text:p>20042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39" calcext:value-type="float">
            <text:p>4013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20629" calcext:value-type="float">
            <text:p>25620629</text:p>
          </table:table-cell>
          <table:table-cell office:value-type="float" office:value="6200000503" calcext:value-type="float">
            <text:p>620000050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03" calcext:value-type="float">
            <text:p>40000503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628" calcext:value-type="float">
            <text:p>256206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3" calcext:value-type="float">
            <text:p>20042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20729" calcext:value-type="float">
            <text:p>25620729</text:p>
          </table:table-cell>
          <table:table-cell office:value-type="float" office:value="6200000504" calcext:value-type="float">
            <text:p>620000050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04" calcext:value-type="float">
            <text:p>40000504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8" calcext:value-type="float">
            <text:p>256207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3" calcext:value-type="float">
            <text:p>20042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</text:p>
          </table:table-cell>
          <table:table-cell office:value-type="float" office:value="25620829" calcext:value-type="float">
            <text:p>25620829</text:p>
          </table:table-cell>
          <table:table-cell office:value-type="float" office:value="6200000505" calcext:value-type="float">
            <text:p>620000050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05" calcext:value-type="float">
            <text:p>40000505</text:p>
          </table:table-cell>
          <table:table-cell table:number-columns-repeated="2" office:value-type="float" office:value="300.5" calcext:value-type="float">
            <text:p>300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828" calcext:value-type="float">
            <text:p>25620828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3" calcext:value-type="float">
            <text:p>20042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0" calcext:value-type="float">
            <text:p>25630530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00430" calcext:value-type="float">
            <text:p>25600430</text:p>
          </table:table-cell>
          <table:table-cell office:value-type="float" office:value="6200000506" calcext:value-type="float">
            <text:p>620000050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06" calcext:value-type="float">
            <text:p>40000506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151.23" calcext:value-type="float">
            <text:p>151.23</text:p>
          </table:table-cell>
          <table:table-cell office:value-type="float" office:value="7" calcext:value-type="float">
            <text:p>7</text:p>
          </table:table-cell>
          <table:table-cell office:value-type="float" office:value="25630429" calcext:value-type="float">
            <text:p>256304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3" calcext:value-type="float">
            <text:p>20042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430" calcext:value-type="float">
            <text:p>25630430</text:p>
          </table:table-cell>
          <table:table-cell office:value-type="float" office:value="40024" calcext:value-type="float">
            <text:p>4002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00530" calcext:value-type="float">
            <text:p>25600530</text:p>
          </table:table-cell>
          <table:table-cell office:value-type="float" office:value="6200000507" calcext:value-type="float">
            <text:p>620000050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07" calcext:value-type="float">
            <text:p>40000507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151.23" calcext:value-type="float">
            <text:p>151.23</text:p>
          </table:table-cell>
          <table:table-cell office:value-type="float" office:value="7" calcext:value-type="float">
            <text:p>7</text:p>
          </table:table-cell>
          <table:table-cell office:value-type="float" office:value="25630529" calcext:value-type="float">
            <text:p>256305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3" calcext:value-type="float">
            <text:p>20042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00630" calcext:value-type="float">
            <text:p>25600630</text:p>
          </table:table-cell>
          <table:table-cell office:value-type="float" office:value="6200000508" calcext:value-type="float">
            <text:p>620000050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08" calcext:value-type="float">
            <text:p>40000508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97.37" calcext:value-type="float">
            <text:p>97.37</text:p>
          </table:table-cell>
          <table:table-cell office:value-type="float" office:value="7" calcext:value-type="float">
            <text:p>7</text:p>
          </table:table-cell>
          <table:table-cell office:value-type="float" office:value="25620629" calcext:value-type="float">
            <text:p>256206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3" calcext:value-type="float">
            <text:p>20042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00730" calcext:value-type="float">
            <text:p>25600730</text:p>
          </table:table-cell>
          <table:table-cell office:value-type="float" office:value="6200000509" calcext:value-type="float">
            <text:p>620000050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09" calcext:value-type="float">
            <text:p>40000509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97.37" calcext:value-type="float">
            <text:p>97.37</text:p>
          </table:table-cell>
          <table:table-cell office:value-type="float" office:value="7" calcext:value-type="float">
            <text:p>7</text:p>
          </table:table-cell>
          <table:table-cell office:value-type="float" office:value="25620729" calcext:value-type="float">
            <text:p>256207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4" calcext:value-type="float">
            <text:p>20042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00830" calcext:value-type="float">
            <text:p>25600830</text:p>
          </table:table-cell>
          <table:table-cell office:value-type="float" office:value="6200000510" calcext:value-type="float">
            <text:p>620000051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10" calcext:value-type="float">
            <text:p>40000510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97.37" calcext:value-type="float">
            <text:p>97.37</text:p>
          </table:table-cell>
          <table:table-cell office:value-type="float" office:value="7" calcext:value-type="float">
            <text:p>7</text:p>
          </table:table-cell>
          <table:table-cell office:value-type="float" office:value="25620829" calcext:value-type="float">
            <text:p>256208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4" calcext:value-type="float">
            <text:p>20042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00930" calcext:value-type="float">
            <text:p>25600930</text:p>
          </table:table-cell>
          <table:table-cell office:value-type="float" office:value="6200000511" calcext:value-type="float">
            <text:p>620000051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11" calcext:value-type="float">
            <text:p>40000511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97.37" calcext:value-type="float">
            <text:p>97.37</text:p>
          </table:table-cell>
          <table:table-cell office:value-type="float" office:value="7" calcext:value-type="float">
            <text:p>7</text:p>
          </table:table-cell>
          <table:table-cell office:value-type="float" office:value="25620929" calcext:value-type="float">
            <text:p>256209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4" calcext:value-type="float">
            <text:p>20042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01030" calcext:value-type="float">
            <text:p>25601030</text:p>
          </table:table-cell>
          <table:table-cell office:value-type="float" office:value="6200000512" calcext:value-type="float">
            <text:p>620000051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12" calcext:value-type="float">
            <text:p>40000512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97.37" calcext:value-type="float">
            <text:p>97.37</text:p>
          </table:table-cell>
          <table:table-cell office:value-type="float" office:value="7" calcext:value-type="float">
            <text:p>7</text:p>
          </table:table-cell>
          <table:table-cell office:value-type="float" office:value="25621029" calcext:value-type="float">
            <text:p>256210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4" calcext:value-type="float">
            <text:p>20042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01130" calcext:value-type="float">
            <text:p>25601130</text:p>
          </table:table-cell>
          <table:table-cell office:value-type="float" office:value="6200000513" calcext:value-type="float">
            <text:p>620000051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13" calcext:value-type="float">
            <text:p>40000513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97.37" calcext:value-type="float">
            <text:p>97.37</text:p>
          </table:table-cell>
          <table:table-cell office:value-type="float" office:value="7" calcext:value-type="float">
            <text:p>7</text:p>
          </table:table-cell>
          <table:table-cell office:value-type="float" office:value="25621129" calcext:value-type="float">
            <text:p>256211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4" calcext:value-type="float">
            <text:p>20042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01230" calcext:value-type="float">
            <text:p>25601230</text:p>
          </table:table-cell>
          <table:table-cell office:value-type="float" office:value="6200000514" calcext:value-type="float">
            <text:p>620000051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14" calcext:value-type="float">
            <text:p>40000514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97.37" calcext:value-type="float">
            <text:p>97.37</text:p>
          </table:table-cell>
          <table:table-cell office:value-type="float" office:value="7" calcext:value-type="float">
            <text:p>7</text:p>
          </table:table-cell>
          <table:table-cell office:value-type="float" office:value="25621229" calcext:value-type="float">
            <text:p>256212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4" calcext:value-type="float">
            <text:p>20042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10130" calcext:value-type="float">
            <text:p>25610130</text:p>
          </table:table-cell>
          <table:table-cell office:value-type="float" office:value="6200000515" calcext:value-type="float">
            <text:p>620000051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15" calcext:value-type="float">
            <text:p>40000515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97.37" calcext:value-type="float">
            <text:p>97.37</text:p>
          </table:table-cell>
          <table:table-cell office:value-type="float" office:value="7" calcext:value-type="float">
            <text:p>7</text:p>
          </table:table-cell>
          <table:table-cell office:value-type="float" office:value="25630129" calcext:value-type="float">
            <text:p>256301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4" calcext:value-type="float">
            <text:p>200424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10228" calcext:value-type="float">
            <text:p>25610228</text:p>
          </table:table-cell>
          <table:table-cell office:value-type="float" office:value="6200000516" calcext:value-type="float">
            <text:p>620000051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16" calcext:value-type="float">
            <text:p>40000516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97.37" calcext:value-type="float">
            <text:p>97.37</text:p>
          </table:table-cell>
          <table:table-cell office:value-type="float" office:value="7" calcext:value-type="float">
            <text:p>7</text:p>
          </table:table-cell>
          <table:table-cell office:value-type="float" office:value="25630227" calcext:value-type="float">
            <text:p>25630227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5" calcext:value-type="float">
            <text:p>20042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10330" calcext:value-type="float">
            <text:p>25610330</text:p>
          </table:table-cell>
          <table:table-cell office:value-type="float" office:value="6200000517" calcext:value-type="float">
            <text:p>620000051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17" calcext:value-type="float">
            <text:p>40000517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97.37" calcext:value-type="float">
            <text:p>97.37</text:p>
          </table:table-cell>
          <table:table-cell office:value-type="float" office:value="7" calcext:value-type="float">
            <text:p>7</text:p>
          </table:table-cell>
          <table:table-cell office:value-type="float" office:value="25630329" calcext:value-type="float">
            <text:p>256303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5" calcext:value-type="float">
            <text:p>20042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10430" calcext:value-type="float">
            <text:p>25610430</text:p>
          </table:table-cell>
          <table:table-cell office:value-type="float" office:value="6200000518" calcext:value-type="float">
            <text:p>620000051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18" calcext:value-type="float">
            <text:p>40000518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97.37" calcext:value-type="float">
            <text:p>97.37</text:p>
          </table:table-cell>
          <table:table-cell office:value-type="float" office:value="7" calcext:value-type="float">
            <text:p>7</text:p>
          </table:table-cell>
          <table:table-cell office:value-type="float" office:value="25630429" calcext:value-type="float">
            <text:p>256304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5" calcext:value-type="float">
            <text:p>20042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10530" calcext:value-type="float">
            <text:p>25610530</text:p>
          </table:table-cell>
          <table:table-cell office:value-type="float" office:value="6200000519" calcext:value-type="float">
            <text:p>620000051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19" calcext:value-type="float">
            <text:p>40000519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97.37" calcext:value-type="float">
            <text:p>97.37</text:p>
          </table:table-cell>
          <table:table-cell office:value-type="float" office:value="7" calcext:value-type="float">
            <text:p>7</text:p>
          </table:table-cell>
          <table:table-cell office:value-type="float" office:value="25630529" calcext:value-type="float">
            <text:p>256305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5" calcext:value-type="float">
            <text:p>20042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10630" calcext:value-type="float">
            <text:p>25610630</text:p>
          </table:table-cell>
          <table:table-cell office:value-type="float" office:value="6200000520" calcext:value-type="float">
            <text:p>620000052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20" calcext:value-type="float">
            <text:p>40000520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47.04" calcext:value-type="float">
            <text:p>47.04</text:p>
          </table:table-cell>
          <table:table-cell office:value-type="float" office:value="7" calcext:value-type="float">
            <text:p>7</text:p>
          </table:table-cell>
          <table:table-cell office:value-type="float" office:value="25620629" calcext:value-type="float">
            <text:p>256206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5" calcext:value-type="float">
            <text:p>20042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10730" calcext:value-type="float">
            <text:p>25610730</text:p>
          </table:table-cell>
          <table:table-cell office:value-type="float" office:value="6200000521" calcext:value-type="float">
            <text:p>620000052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21" calcext:value-type="float">
            <text:p>40000521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47.04" calcext:value-type="float">
            <text:p>47.04</text:p>
          </table:table-cell>
          <table:table-cell office:value-type="float" office:value="7" calcext:value-type="float">
            <text:p>7</text:p>
          </table:table-cell>
          <table:table-cell office:value-type="float" office:value="25620729" calcext:value-type="float">
            <text:p>256207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5" calcext:value-type="float">
            <text:p>20042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10830" calcext:value-type="float">
            <text:p>25610830</text:p>
          </table:table-cell>
          <table:table-cell office:value-type="float" office:value="6200000522" calcext:value-type="float">
            <text:p>620000052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22" calcext:value-type="float">
            <text:p>40000522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47.04" calcext:value-type="float">
            <text:p>47.04</text:p>
          </table:table-cell>
          <table:table-cell office:value-type="float" office:value="7" calcext:value-type="float">
            <text:p>7</text:p>
          </table:table-cell>
          <table:table-cell office:value-type="float" office:value="25620829" calcext:value-type="float">
            <text:p>256208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5" calcext:value-type="float">
            <text:p>20042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10930" calcext:value-type="float">
            <text:p>25610930</text:p>
          </table:table-cell>
          <table:table-cell office:value-type="float" office:value="6200000523" calcext:value-type="float">
            <text:p>620000052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23" calcext:value-type="float">
            <text:p>40000523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47.04" calcext:value-type="float">
            <text:p>47.04</text:p>
          </table:table-cell>
          <table:table-cell office:value-type="float" office:value="7" calcext:value-type="float">
            <text:p>7</text:p>
          </table:table-cell>
          <table:table-cell office:value-type="float" office:value="25620929" calcext:value-type="float">
            <text:p>256209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6" calcext:value-type="float">
            <text:p>20042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11030" calcext:value-type="float">
            <text:p>25611030</text:p>
          </table:table-cell>
          <table:table-cell office:value-type="float" office:value="6200000524" calcext:value-type="float">
            <text:p>620000052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24" calcext:value-type="float">
            <text:p>40000524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47.04" calcext:value-type="float">
            <text:p>47.04</text:p>
          </table:table-cell>
          <table:table-cell office:value-type="float" office:value="7" calcext:value-type="float">
            <text:p>7</text:p>
          </table:table-cell>
          <table:table-cell office:value-type="float" office:value="25621029" calcext:value-type="float">
            <text:p>256210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6" calcext:value-type="float">
            <text:p>20042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11130" calcext:value-type="float">
            <text:p>25611130</text:p>
          </table:table-cell>
          <table:table-cell office:value-type="float" office:value="6200000525" calcext:value-type="float">
            <text:p>620000052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25" calcext:value-type="float">
            <text:p>40000525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47.04" calcext:value-type="float">
            <text:p>47.04</text:p>
          </table:table-cell>
          <table:table-cell office:value-type="float" office:value="7" calcext:value-type="float">
            <text:p>7</text:p>
          </table:table-cell>
          <table:table-cell office:value-type="float" office:value="25621129" calcext:value-type="float">
            <text:p>256211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6" calcext:value-type="float">
            <text:p>20042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11230" calcext:value-type="float">
            <text:p>25611230</text:p>
          </table:table-cell>
          <table:table-cell office:value-type="float" office:value="6200000526" calcext:value-type="float">
            <text:p>620000052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26" calcext:value-type="float">
            <text:p>40000526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47.04" calcext:value-type="float">
            <text:p>47.04</text:p>
          </table:table-cell>
          <table:table-cell office:value-type="float" office:value="7" calcext:value-type="float">
            <text:p>7</text:p>
          </table:table-cell>
          <table:table-cell office:value-type="float" office:value="25621229" calcext:value-type="float">
            <text:p>256212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6" calcext:value-type="float">
            <text:p>20042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20130" calcext:value-type="float">
            <text:p>25620130</text:p>
          </table:table-cell>
          <table:table-cell office:value-type="float" office:value="6200000527" calcext:value-type="float">
            <text:p>620000052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27" calcext:value-type="float">
            <text:p>40000527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47.04" calcext:value-type="float">
            <text:p>47.04</text:p>
          </table:table-cell>
          <table:table-cell office:value-type="float" office:value="7" calcext:value-type="float">
            <text:p>7</text:p>
          </table:table-cell>
          <table:table-cell office:value-type="float" office:value="25630129" calcext:value-type="float">
            <text:p>256301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6" calcext:value-type="float">
            <text:p>20042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20228" calcext:value-type="float">
            <text:p>25620228</text:p>
          </table:table-cell>
          <table:table-cell office:value-type="float" office:value="6200000528" calcext:value-type="float">
            <text:p>620000052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28" calcext:value-type="float">
            <text:p>40000528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47.04" calcext:value-type="float">
            <text:p>47.04</text:p>
          </table:table-cell>
          <table:table-cell office:value-type="float" office:value="7" calcext:value-type="float">
            <text:p>7</text:p>
          </table:table-cell>
          <table:table-cell office:value-type="float" office:value="25630227" calcext:value-type="float">
            <text:p>25630227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6" calcext:value-type="float">
            <text:p>20042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20330" calcext:value-type="float">
            <text:p>25620330</text:p>
          </table:table-cell>
          <table:table-cell office:value-type="float" office:value="6200000529" calcext:value-type="float">
            <text:p>620000052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29" calcext:value-type="float">
            <text:p>40000529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47.04" calcext:value-type="float">
            <text:p>47.04</text:p>
          </table:table-cell>
          <table:table-cell office:value-type="float" office:value="7" calcext:value-type="float">
            <text:p>7</text:p>
          </table:table-cell>
          <table:table-cell office:value-type="float" office:value="25630329" calcext:value-type="float">
            <text:p>256303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7" calcext:value-type="float">
            <text:p>20042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20430" calcext:value-type="float">
            <text:p>25620430</text:p>
          </table:table-cell>
          <table:table-cell office:value-type="float" office:value="6200000530" calcext:value-type="float">
            <text:p>620000053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30" calcext:value-type="float">
            <text:p>40000530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47.04" calcext:value-type="float">
            <text:p>47.04</text:p>
          </table:table-cell>
          <table:table-cell office:value-type="float" office:value="7" calcext:value-type="float">
            <text:p>7</text:p>
          </table:table-cell>
          <table:table-cell office:value-type="float" office:value="25630429" calcext:value-type="float">
            <text:p>256304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7" calcext:value-type="float">
            <text:p>20042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20530" calcext:value-type="float">
            <text:p>25620530</text:p>
          </table:table-cell>
          <table:table-cell office:value-type="float" office:value="6200000531" calcext:value-type="float">
            <text:p>620000053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31" calcext:value-type="float">
            <text:p>40000531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47.04" calcext:value-type="float">
            <text:p>47.04</text:p>
          </table:table-cell>
          <table:table-cell office:value-type="float" office:value="7" calcext:value-type="float">
            <text:p>7</text:p>
          </table:table-cell>
          <table:table-cell office:value-type="float" office:value="25630529" calcext:value-type="float">
            <text:p>256305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7" calcext:value-type="float">
            <text:p>20042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20630" calcext:value-type="float">
            <text:p>25620630</text:p>
          </table:table-cell>
          <table:table-cell office:value-type="float" office:value="6200000532" calcext:value-type="float">
            <text:p>620000053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32" calcext:value-type="float">
            <text:p>40000532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629" calcext:value-type="float">
            <text:p>256206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7" calcext:value-type="float">
            <text:p>20042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20730" calcext:value-type="float">
            <text:p>25620730</text:p>
          </table:table-cell>
          <table:table-cell office:value-type="float" office:value="6200000533" calcext:value-type="float">
            <text:p>620000053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33" calcext:value-type="float">
            <text:p>40000533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729" calcext:value-type="float">
            <text:p>256207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7" calcext:value-type="float">
            <text:p>20042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P</text:p>
          </table:table-cell>
          <table:table-cell office:value-type="float" office:value="25620830" calcext:value-type="float">
            <text:p>25620830</text:p>
          </table:table-cell>
          <table:table-cell office:value-type="float" office:value="6200000534" calcext:value-type="float">
            <text:p>620000053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34" calcext:value-type="float">
            <text:p>40000534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20829" calcext:value-type="float">
            <text:p>25620829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7" calcext:value-type="float">
            <text:p>20042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31" calcext:value-type="float">
            <text:p>25630531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</text:p>
          </table:table-cell>
          <table:table-cell office:value-type="float" office:value="25570607" calcext:value-type="float">
            <text:p>25570607</text:p>
          </table:table-cell>
          <table:table-cell office:value-type="float" office:value="6200000535" calcext:value-type="float">
            <text:p>620000053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35" calcext:value-type="float">
            <text:p>40000535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590506" calcext:value-type="float">
            <text:p>25590506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8" calcext:value-type="float">
            <text:p>20042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33" calcext:value-type="float">
            <text:p>20043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</text:p>
          </table:table-cell>
          <table:table-cell office:value-type="float" office:value="25570707" calcext:value-type="float">
            <text:p>25570707</text:p>
          </table:table-cell>
          <table:table-cell office:value-type="float" office:value="6200000536" calcext:value-type="float">
            <text:p>620000053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36" calcext:value-type="float">
            <text:p>40000536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590506" calcext:value-type="float">
            <text:p>25590506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8" calcext:value-type="float">
            <text:p>20042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33" calcext:value-type="float">
            <text:p>20043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</text:p>
          </table:table-cell>
          <table:table-cell office:value-type="float" office:value="25570807" calcext:value-type="float">
            <text:p>25570807</text:p>
          </table:table-cell>
          <table:table-cell office:value-type="float" office:value="6200000537" calcext:value-type="float">
            <text:p>620000053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37" calcext:value-type="float">
            <text:p>40000537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590506" calcext:value-type="float">
            <text:p>25590506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8" calcext:value-type="float">
            <text:p>20042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33" calcext:value-type="float">
            <text:p>20043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56R <text:s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</text:p>
          </table:table-cell>
          <table:table-cell office:value-type="float" office:value="25570907" calcext:value-type="float">
            <text:p>25570907</text:p>
          </table:table-cell>
          <table:table-cell office:value-type="float" office:value="6200000538" calcext:value-type="float">
            <text:p>6200000538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38" calcext:value-type="float">
            <text:p>40000538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10506" calcext:value-type="float">
            <text:p>25610506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8" calcext:value-type="float">
            <text:p>20042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33" calcext:value-type="float">
            <text:p>20043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</text:p>
          </table:table-cell>
          <table:table-cell office:value-type="float" office:value="25571007" calcext:value-type="float">
            <text:p>25571007</text:p>
          </table:table-cell>
          <table:table-cell office:value-type="float" office:value="6200000539" calcext:value-type="float">
            <text:p>6200000539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39" calcext:value-type="float">
            <text:p>40000539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10506" calcext:value-type="float">
            <text:p>25610506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8" calcext:value-type="float">
            <text:p>20042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33" calcext:value-type="float">
            <text:p>20043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</text:p>
          </table:table-cell>
          <table:table-cell office:value-type="float" office:value="25571107" calcext:value-type="float">
            <text:p>25571107</text:p>
          </table:table-cell>
          <table:table-cell office:value-type="float" office:value="6200000540" calcext:value-type="float">
            <text:p>6200000540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40" calcext:value-type="float">
            <text:p>40000540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10506" calcext:value-type="float">
            <text:p>25610506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8" calcext:value-type="float">
            <text:p>20042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33" calcext:value-type="float">
            <text:p>200433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</text:p>
          </table:table-cell>
          <table:table-cell office:value-type="float" office:value="25571207" calcext:value-type="float">
            <text:p>25571207</text:p>
          </table:table-cell>
          <table:table-cell office:value-type="float" office:value="6200000541" calcext:value-type="float">
            <text:p>6200000541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41" calcext:value-type="float">
            <text:p>40000541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30506" calcext:value-type="float">
            <text:p>25630506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8" calcext:value-type="float">
            <text:p>20042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07" calcext:value-type="float">
            <text:p>25630507</text:p>
          </table:table-cell>
          <table:table-cell office:value-type="float" office:value="40028" calcext:value-type="float">
            <text:p>40028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</text:p>
          </table:table-cell>
          <table:table-cell office:value-type="float" office:value="25580107" calcext:value-type="float">
            <text:p>25580107</text:p>
          </table:table-cell>
          <table:table-cell office:value-type="float" office:value="6200000542" calcext:value-type="float">
            <text:p>6200000542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42" calcext:value-type="float">
            <text:p>40000542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30506" calcext:value-type="float">
            <text:p>25630506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9" calcext:value-type="float">
            <text:p>2004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07" calcext:value-type="float">
            <text:p>25630507</text:p>
          </table:table-cell>
          <table:table-cell office:value-type="float" office:value="40030" calcext:value-type="float">
            <text:p>40030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</text:p>
          </table:table-cell>
          <table:table-cell office:value-type="float" office:value="25580207" calcext:value-type="float">
            <text:p>25580207</text:p>
          </table:table-cell>
          <table:table-cell office:value-type="float" office:value="6200000543" calcext:value-type="float">
            <text:p>6200000543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43" calcext:value-type="float">
            <text:p>40000543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30506" calcext:value-type="float">
            <text:p>25630506</text:p>
          </table:table-cell>
          <table:table-cell office:value-type="string" calcext:value-type="string">
            <text:p>C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9" calcext:value-type="float">
            <text:p>2004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07" calcext:value-type="float">
            <text:p>25630507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</text:p>
          </table:table-cell>
          <table:table-cell office:value-type="float" office:value="25580307" calcext:value-type="float">
            <text:p>25580307</text:p>
          </table:table-cell>
          <table:table-cell office:value-type="float" office:value="6200000544" calcext:value-type="float">
            <text:p>6200000544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44" calcext:value-type="float">
            <text:p>40000544</text:p>
          </table:table-cell>
          <table:table-cell office:value-type="float" office:value="1308" calcext:value-type="float">
            <text:p>1308</text:p>
          </table:table-cell>
          <table:table-cell office:value-type="float" office:value="895.88" calcext:value-type="float">
            <text:p>895.8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630506" calcext:value-type="float">
            <text:p>25630506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9" calcext:value-type="float">
            <text:p>2004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07" calcext:value-type="float">
            <text:p>25630507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4R <text:s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</text:p>
          </table:table-cell>
          <table:table-cell office:value-type="float" office:value="25580407" calcext:value-type="float">
            <text:p>25580407</text:p>
          </table:table-cell>
          <table:table-cell office:value-type="float" office:value="6200000545" calcext:value-type="float">
            <text:p>6200000545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45" calcext:value-type="float">
            <text:p>40000545</text:p>
          </table:table-cell>
          <table:table-cell table:number-columns-repeated="2" office:value-type="float" office:value="1308" calcext:value-type="float">
            <text:p>1308</text:p>
          </table:table-cell>
          <table:table-cell office:value-type="float" office:value="526.55" calcext:value-type="float">
            <text:p>526.55</text:p>
          </table:table-cell>
          <table:table-cell office:value-type="float" office:value="7" calcext:value-type="float">
            <text:p>7</text:p>
          </table:table-cell>
          <table:table-cell office:value-type="float" office:value="25630406" calcext:value-type="float">
            <text:p>25630406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9" calcext:value-type="float">
            <text:p>2004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407" calcext:value-type="float">
            <text:p>25630407</text:p>
          </table:table-cell>
          <table:table-cell office:value-type="float" office:value="42526" calcext:value-type="float">
            <text:p>42526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</text:p>
          </table:table-cell>
          <table:table-cell office:value-type="float" office:value="25580507" calcext:value-type="float">
            <text:p>25580507</text:p>
          </table:table-cell>
          <table:table-cell office:value-type="float" office:value="6200000546" calcext:value-type="float">
            <text:p>6200000546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46" calcext:value-type="float">
            <text:p>40000546</text:p>
          </table:table-cell>
          <table:table-cell table:number-columns-repeated="2" office:value-type="float" office:value="1308" calcext:value-type="float">
            <text:p>1308</text:p>
          </table:table-cell>
          <table:table-cell office:value-type="float" office:value="526.55" calcext:value-type="float">
            <text:p>526.55</text:p>
          </table:table-cell>
          <table:table-cell office:value-type="float" office:value="7" calcext:value-type="float">
            <text:p>7</text:p>
          </table:table-cell>
          <table:table-cell office:value-type="float" office:value="25630506" calcext:value-type="float">
            <text:p>25630506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9" calcext:value-type="float">
            <text:p>2004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507" calcext:value-type="float">
            <text:p>2563050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</text:p>
          </table:table-cell>
          <table:table-cell office:value-type="float" office:value="25580607" calcext:value-type="float">
            <text:p>25580607</text:p>
          </table:table-cell>
          <table:table-cell office:value-type="float" office:value="6200000547" calcext:value-type="float">
            <text:p>6200000547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40000547" calcext:value-type="float">
            <text:p>40000547</text:p>
          </table:table-cell>
          <table:table-cell table:number-columns-repeated="2" office:value-type="float" office:value="1308" calcext:value-type="float">
            <text:p>1308</text:p>
          </table:table-cell>
          <table:table-cell office:value-type="float" office:value="526.55" calcext:value-type="float">
            <text:p>526.55</text:p>
          </table:table-cell>
          <table:table-cell office:value-type="float" office:value="7" calcext:value-type="float">
            <text:p>7</text:p>
          </table:table-cell>
          <table:table-cell office:value-type="float" office:value="25630606" calcext:value-type="float">
            <text:p>25630606</text:p>
          </table:table-cell>
          <table:table-cell office:value-type="string" calcext:value-type="string">
            <text:p>A</text:p>
          </table:table-cell>
          <table:table-cell office:value-type="float" office:value="25621005" calcext:value-type="float">
            <text:p>25621005</text:p>
          </table:table-cell>
          <table:table-cell office:value-type="float" office:value="200429" calcext:value-type="float">
            <text:p>200429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19R <text:s/></text:p>
          </table:table-cell>
          <table:table-cell office:value-type="float" office:value="25630607" calcext:value-type="float">
            <text:p>25630607</text:p>
          </table:table-cell>
          <table:table-cell office:value-type="float" office:value="84732" calcext:value-type="float">
            <text:p>84732</text:p>
          </table:table-cell>
          <table:table-cell office:value-type="string" calcext:value-type="string">
            <text:p>PGMMOD <text:s text:c="13"/></text:p>
          </table:table-cell>
          <table:table-cell office:value-type="string" calcext:value-type="string">
            <text:p>OLN0026R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0:59:15.825000000</meta:creation-date>
    <dc:date>2020-06-12T10:59:56.729000000</dc:date>
    <meta:editing-duration>PT42S</meta:editing-duration>
    <meta:editing-cycles>1</meta:editing-cycles>
    <meta:document-statistic meta:table-count="1" meta:cell-count="4020" meta:object-count="0"/>
    <meta:generator>LibreOffice/6.3.4.2$Windows_X86_64 LibreOffice_project/60da17e045e08f1793c57c00ba83cdfce946d0aa</meta:generator>
  </office:meta>
</office:document-meta>
</file>